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Table1" style:family="table">
      <style:table-properties style:width="6.3083in" table:align="left"/>
    </style:style>
    <style:style style:name="Table1.A" style:family="table-column">
      <style:table-column-properties style:column-width="2.5285in"/>
    </style:style>
    <style:style style:name="Table1.B" style:family="table-column">
      <style:table-column-properties style:column-width="3.779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4451in" table:align="left"/>
    </style:style>
    <style:style style:name="Table2.A" style:family="table-column">
      <style:table-column-properties style:column-width="1.9889in"/>
    </style:style>
    <style:style style:name="Table2.B" style:family="table-column">
      <style:table-column-properties style:column-width="2.456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3.0549in"/>
    </style:style>
    <style:style style:name="Table3.B" style:family="table-column">
      <style:table-column-properties style:column-width="3.6382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1.9458in"/>
    </style:style>
    <style:style style:name="Table4.B" style:family="table-column">
      <style:table-column-properties style:column-width="4.7472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0.8153in"/>
    </style:style>
    <style:style style:name="Table5.B" style:family="table-column">
      <style:table-column-properties style:column-width="3.2153in"/>
    </style:style>
    <style:style style:name="Table5.C" style:family="table-column">
      <style:table-column-properties style:column-width="2.662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6375in" table:align="left"/>
    </style:style>
    <style:style style:name="Table6.A" style:family="table-column">
      <style:table-column-properties style:column-width="1.7917in"/>
    </style:style>
    <style:style style:name="Table6.B" style:family="table-column">
      <style:table-column-properties style:column-width="4.8458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6931in" table:align="left"/>
    </style:style>
    <style:style style:name="Table7.A" style:family="table-column">
      <style:table-column-properties style:column-width="1.4576in"/>
    </style:style>
    <style:style style:name="Table7.B" style:family="table-column">
      <style:table-column-properties style:column-width="1.2201in"/>
    </style:style>
    <style:style style:name="Table7.C" style:family="table-column">
      <style:table-column-properties style:column-width="2.5201in"/>
    </style:style>
    <style:style style:name="Table7.D" style:family="table-column">
      <style:table-column-properties style:column-width="1.4951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6931in" table:align="left"/>
    </style:style>
    <style:style style:name="Table8.A" style:family="table-column">
      <style:table-column-properties style:column-width="1.484in"/>
    </style:style>
    <style:style style:name="Table8.B" style:family="table-column">
      <style:table-column-properties style:column-width="2.8688in"/>
    </style:style>
    <style:style style:name="Table8.C" style:family="table-column">
      <style:table-column-properties style:column-width="1.3215in"/>
    </style:style>
    <style:style style:name="Table8.D" style:family="table-column">
      <style:table-column-properties style:column-width="1.0188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6931in" table:align="left"/>
    </style:style>
    <style:style style:name="Table9.A" style:family="table-column">
      <style:table-column-properties style:column-width="2.7097in"/>
    </style:style>
    <style:style style:name="Table9.B" style:family="table-column">
      <style:table-column-properties style:column-width="3.9833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6.6931in" table:align="left"/>
    </style:style>
    <style:style style:name="Table10.A" style:family="table-column">
      <style:table-column-properties style:column-width="0.9396in"/>
    </style:style>
    <style:style style:name="Table10.B" style:family="table-column">
      <style:table-column-properties style:column-width="2.6278in"/>
    </style:style>
    <style:style style:name="Table10.C" style:family="table-column">
      <style:table-column-properties style:column-width="3.1257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5.4868in" table:align="left"/>
    </style:style>
    <style:style style:name="Table11.A" style:family="table-column">
      <style:table-column-properties style:column-width="2.5389in"/>
    </style:style>
    <style:style style:name="Table11.B" style:family="table-column">
      <style:table-column-properties style:column-width="2.9479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4.4708in" table:align="left"/>
    </style:style>
    <style:style style:name="Table12.A" style:family="table-column">
      <style:table-column-properties style:column-width="1.3528in"/>
    </style:style>
    <style:style style:name="Table12.B" style:family="table-column">
      <style:table-column-properties style:column-width="3.1181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5.3236in" table:align="left"/>
    </style:style>
    <style:style style:name="Table13.A" style:family="table-column">
      <style:table-column-properties style:column-width="1.0396in"/>
    </style:style>
    <style:style style:name="Table13.B" style:family="table-column">
      <style:table-column-properties style:column-width="4.284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4.2097in" table:align="left"/>
    </style:style>
    <style:style style:name="Table14.A" style:family="table-column">
      <style:table-column-properties style:column-width="0.741in"/>
    </style:style>
    <style:style style:name="Table14.B" style:family="table-column">
      <style:table-column-properties style:column-width="1.7604in"/>
    </style:style>
    <style:style style:name="Table14.C" style:family="table-column">
      <style:table-column-properties style:column-width="1.7083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5.3563in" table:align="left"/>
    </style:style>
    <style:style style:name="Table15.A" style:family="table-column">
      <style:table-column-properties style:column-width="0.8861in"/>
    </style:style>
    <style:style style:name="Table15.B" style:family="table-column">
      <style:table-column-properties style:column-width="3.6528in"/>
    </style:style>
    <style:style style:name="Table15.C" style:family="table-column">
      <style:table-column-properties style:column-width="0.8174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4.1743in" table:align="left"/>
    </style:style>
    <style:style style:name="Table16.A" style:family="table-column">
      <style:table-column-properties style:column-width="0.7139in"/>
    </style:style>
    <style:style style:name="Table16.B" style:family="table-column">
      <style:table-column-properties style:column-width="1.7771in"/>
    </style:style>
    <style:style style:name="Table16.C" style:family="table-column">
      <style:table-column-properties style:column-width="1.6833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4.3132in" table:align="left"/>
    </style:style>
    <style:style style:name="Table17.A" style:family="table-column">
      <style:table-column-properties style:column-width="1.184in"/>
    </style:style>
    <style:style style:name="Table17.B" style:family="table-column">
      <style:table-column-properties style:column-width="3.1292in"/>
    </style:style>
    <style:style style:name="Table17.A1" style:family="table-cell">
      <style:table-cell-properties style:vertical-align="middle" fo:padding="0.0194in" fo:border="none"/>
    </style:style>
    <style:style style:name="P1" style:family="paragraph" style:parent-style-name="Heading_20_2" style:list-style-name="L16"/>
    <style:style style:name="P2" style:family="paragraph" style:parent-style-name="Heading_20_2" style:list-style-name="L17"/>
    <style:style style:name="P3" style:family="paragraph" style:parent-style-name="Heading_20_2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4" style:family="paragraph" style:parent-style-name="Heading_20_2">
      <style:paragraph-properties fo:margin-top="0in" fo:margin-bottom="0.1965in" style:contextual-spacing="false" style:writing-mode="lr-tb"/>
    </style:style>
    <style:style style:name="P5" style:family="paragraph" style:parent-style-name="Heading_20_3" style:list-style-name="L16"/>
    <style:style style:name="P6" style:family="paragraph" style:parent-style-name="Heading_20_3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7" style:family="paragraph" style:parent-style-name="Heading_20_3">
      <style:paragraph-properties fo:margin-top="0in" fo:margin-bottom="0.1965in" style:contextual-spacing="false" style:writing-mode="lr-tb"/>
    </style:style>
    <style:style style:name="P8" style:family="paragraph" style:parent-style-name="Horizontal_20_Line" style:list-style-name="L17"/>
    <style:style style:name="P9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10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1" style:family="paragraph" style:parent-style-name="Preformatted_20_Text">
      <style:paragraph-properties style:writing-mode="lr-tb"/>
    </style:style>
    <style:style style:name="P12" style:family="paragraph" style:parent-style-name="Preformatted_20_Text">
      <style:paragraph-properties fo:margin-top="0in" fo:margin-bottom="0.1965in" style:contextual-spacing="false" style:writing-mode="lr-tb"/>
    </style:style>
    <style:style style:name="P13" style:family="paragraph" style:parent-style-name="Preformatted_20_Text" style:list-style-name="L61">
      <style:paragraph-properties style:writing-mode="lr-tb"/>
    </style:style>
    <style:style style:name="P14" style:family="paragraph" style:parent-style-name="Preformatted_20_Text" style:list-style-name="L61">
      <style:paragraph-properties fo:margin-top="0in" fo:margin-bottom="0.1965in" style:contextual-spacing="false" style:writing-mode="lr-tb"/>
    </style:style>
    <style:style style:name="P15" style:family="paragraph" style:parent-style-name="Preformatted_20_Text" style:list-style-name="L61">
      <style:paragraph-properties fo:margin-left="0in" fo:margin-right="0in" fo:text-indent="0in" style:auto-text-indent="false" style:writing-mode="lr-tb"/>
    </style:style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7">
      <style:text-properties officeooo:paragraph-rsid="0017b54d"/>
    </style:style>
    <style:style style:name="P19" style:family="paragraph" style:parent-style-name="Text_20_body" style:list-style-name="L17">
      <style:text-properties officeooo:paragraph-rsid="00198369"/>
    </style:style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 style:list-style-name="L29"/>
    <style:style style:name="P32" style:family="paragraph" style:parent-style-name="Text_20_body" style:list-style-name="L16">
      <style:text-properties officeooo:rsid="00131586" officeooo:paragraph-rsid="00131586"/>
    </style:style>
    <style:style style:name="P33" style:family="paragraph" style:parent-style-name="Text_20_body">
      <style:text-properties officeooo:rsid="00131586" officeooo:paragraph-rsid="00131586"/>
    </style:style>
    <style:style style:name="P34" style:family="paragraph" style:parent-style-name="Text_20_body" style:list-style-name="L30"/>
    <style:style style:name="P35" style:family="paragraph" style:parent-style-name="Text_20_body">
      <style:text-properties officeooo:paragraph-rsid="00131586"/>
    </style:style>
    <style:style style:name="P36" style:family="paragraph" style:parent-style-name="Text_20_body" style:list-style-name="L31"/>
    <style:style style:name="P37" style:family="paragraph" style:parent-style-name="Text_20_body" style:list-style-name="L32"/>
    <style:style style:name="P38" style:family="paragraph" style:parent-style-name="Text_20_body" style:list-style-name="L33"/>
    <style:style style:name="P39" style:family="paragraph" style:parent-style-name="Text_20_body" style:list-style-name="L34"/>
    <style:style style:name="P40" style:family="paragraph" style:parent-style-name="Text_20_body" style:list-style-name="L35"/>
    <style:style style:name="P41" style:family="paragraph" style:parent-style-name="Text_20_body" style:list-style-name="L36"/>
    <style:style style:name="P42" style:family="paragraph" style:parent-style-name="Text_20_body" style:list-style-name="L37"/>
    <style:style style:name="P43" style:family="paragraph" style:parent-style-name="Text_20_body" style:list-style-name="L38"/>
    <style:style style:name="P44" style:family="paragraph" style:parent-style-name="Text_20_body" style:list-style-name="L39"/>
    <style:style style:name="P45" style:family="paragraph" style:parent-style-name="Text_20_body" style:list-style-name="L40"/>
    <style:style style:name="P46" style:family="paragraph" style:parent-style-name="Text_20_body" style:list-style-name="L41"/>
    <style:style style:name="P47" style:family="paragraph" style:parent-style-name="Text_20_body" style:list-style-name="L42"/>
    <style:style style:name="P48" style:family="paragraph" style:parent-style-name="Text_20_body" style:list-style-name="L43"/>
    <style:style style:name="P49" style:family="paragraph" style:parent-style-name="Text_20_body" style:list-style-name="L44"/>
    <style:style style:name="P50" style:family="paragraph" style:parent-style-name="Text_20_body" style:list-style-name="L45"/>
    <style:style style:name="P51" style:family="paragraph" style:parent-style-name="Text_20_body" style:list-style-name="L46"/>
    <style:style style:name="P52" style:family="paragraph" style:parent-style-name="Text_20_body" style:list-style-name="L47"/>
    <style:style style:name="P53" style:family="paragraph" style:parent-style-name="Text_20_body" style:list-style-name="L48"/>
    <style:style style:name="P54" style:family="paragraph" style:parent-style-name="Text_20_body" style:list-style-name="L49"/>
    <style:style style:name="P55" style:family="paragraph" style:parent-style-name="Text_20_body" style:list-style-name="L50"/>
    <style:style style:name="P56" style:family="paragraph" style:parent-style-name="Text_20_body" style:list-style-name="L51"/>
    <style:style style:name="P57" style:family="paragraph" style:parent-style-name="Text_20_body" style:list-style-name="L52"/>
    <style:style style:name="P58" style:family="paragraph" style:parent-style-name="Text_20_body" style:list-style-name="L53"/>
    <style:style style:name="P59" style:family="paragraph" style:parent-style-name="Text_20_body" style:list-style-name="L54"/>
    <style:style style:name="P60" style:family="paragraph" style:parent-style-name="Text_20_body" style:list-style-name="L55"/>
    <style:style style:name="P61" style:family="paragraph" style:parent-style-name="Text_20_body" style:list-style-name="L56"/>
    <style:style style:name="P62" style:family="paragraph" style:parent-style-name="Text_20_body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63" style:family="paragraph" style:parent-style-name="Text_20_body" style:list-style-name="L57"/>
    <style:style style:name="P64" style:family="paragraph" style:parent-style-name="Text_20_body" style:list-style-name="L58"/>
    <style:style style:name="P65" style:family="paragraph" style:parent-style-name="Text_20_body" style:list-style-name="L59"/>
    <style:style style:name="P66" style:family="paragraph" style:parent-style-name="Text_20_body" style:list-style-name="L60"/>
    <style:style style:name="P67" style:family="paragraph" style:parent-style-name="Text_20_body" style:list-style-name="L61"/>
    <style:style style:name="P68" style:family="paragraph" style:parent-style-name="Text_20_body" style:list-style-name="L62"/>
    <style:style style:name="P69" style:family="paragraph" style:parent-style-name="Text_20_body" style:list-style-name="L63"/>
    <style:style style:name="P70" style:family="paragraph" style:parent-style-name="Text_20_body">
      <style:paragraph-properties fo:margin-top="0in" fo:margin-bottom="0.1965in" style:contextual-spacing="false" style:writing-mode="lr-tb"/>
    </style:style>
    <style:style style:name="P71" style:family="paragraph" style:parent-style-name="Text_20_body" style:list-style-name="L64"/>
    <style:style style:name="P72" style:family="paragraph" style:parent-style-name="Text_20_body" style:list-style-name="L66"/>
    <style:style style:name="P73" style:family="paragraph" style:parent-style-name="Text_20_body">
      <style:text-properties officeooo:paragraph-rsid="0017b54d"/>
    </style:style>
    <style:style style:name="P74" style:family="paragraph" style:parent-style-name="Text_20_body">
      <style:text-properties officeooo:rsid="0017b54d" officeooo:paragraph-rsid="0017b54d"/>
    </style:style>
    <style:style style:name="P75" style:family="paragraph" style:parent-style-name="Text_20_body" style:list-style-name="L67"/>
    <style:style style:name="P76" style:family="paragraph" style:parent-style-name="Text_20_body" style:list-style-name="L68"/>
    <style:style style:name="P77" style:family="paragraph" style:parent-style-name="Text_20_body" style:list-style-name="L69"/>
    <style:style style:name="P78" style:family="paragraph" style:parent-style-name="Text_20_body" style:list-style-name="L70"/>
    <style:style style:name="T1" style:family="text">
      <style:text-properties officeooo:rsid="00131586"/>
    </style:style>
    <style:style style:name="T2" style:family="text">
      <style:text-properties officeooo:rsid="0016bdf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🔹 1. Django Fundamentals</text:h>
      <text:list xml:id="list3521568265" text:style-name="L16">
        <text:list-item>
          <text:p text:style-name="P16">What is Django and why is it called a “batteries included” framework?</text:p>
          <text:p text:style-name="P32">Answer:</text:p>
        </text:list-item>
      </text:list>
      <text:p text:style-name="P35"><text:span text:style-name="T1"><text:tab/></text:span>🧱 <text:span text:style-name="Strong_20_Emphasis">What is Django?</text:span></text:p>
      <text:p text:style-name="Text_20_body"><text:span text:style-name="Strong_20_Emphasis">Django</text:span> is a <text:span text:style-name="Strong_20_Emphasis">high-level Python web framework</text:span> that helps developers build <text:span text:style-name="Strong_20_Emphasis">secure, scalable, and maintainable web applications</text:span> quickly.</text:p>
      <text:p text:style-name="Text_20_body">It takes care of a lot of the repetitive, low-level details of web development — like:</text:p>
      <text:list text:style-name="L30">
        <text:list-item>
          <text:p text:style-name="P34">URL routing</text:p>
        </text:list-item>
        <text:list-item>
          <text:p text:style-name="P34">Database interaction (ORM)</text:p>
        </text:list-item>
        <text:list-item>
          <text:p text:style-name="P34">HTML rendering (Templates)</text:p>
        </text:list-item>
        <text:list-item>
          <text:p text:style-name="P34">Form handling and validation</text:p>
        </text:list-item>
        <text:list-item>
          <text:p text:style-name="P34">Authentication (login/logout, permissions)</text:p>
        </text:list-item>
      </text:list>
      <text:p text:style-name="Text_20_body">So you can focus on writing your app’s unique logic instead of “reinventing the wheel.”</text:p>
      <text:p text:style-name="Text_20_body"/>
      <text:p text:style-name="Text_20_body">⚙️ Why is Django called a “batteries included” framework?</text:p>
      <text:p text:style-name="Text_20_body">Because it <text:span text:style-name="Strong_20_Emphasis">comes with almost everything you need to build a complete web application — built-in</text:span>.<text:line-break/>You don’t have to install dozens of third-party packages just to get started.</text:p>
      <text:p text:style-name="Text_20_body"/>
      <text:p text:style-name="Text_20_body">🔋 <text:span text:style-name="Strong_20_Emphasis">Examples of Django’s Built-in Features (“Batteries”)</text:span></text:p>
      <text:p text:style-name="Text_20_body"><text:span text:style-name="Strong_20_Emphasis"/></text:p>
      <text:p text:style-name="Text_20_body"><text:span text:style-name="Strong_20_Emphasis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What It Doe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ORM (Object-Relational Mapper)</text:span></text:p>
          </table:table-cell>
          <table:table-cell table:style-name="Table1.A1" office:value-type="string">
            <text:p text:style-name="Table_20_Contents">Interact with the database using Python instead of SQL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dmin Panel</text:span></text:p>
          </table:table-cell>
          <table:table-cell table:style-name="Table1.A1" office:value-type="string">
            <text:p text:style-name="Table_20_Contents">Auto-generated admin interface for managing data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uthentication System</text:span></text:p>
          </table:table-cell>
          <table:table-cell table:style-name="Table1.A1" office:value-type="string">
            <text:p text:style-name="Table_20_Contents">Handles users, passwords, permissions, and session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URL Routing</text:span></text:p>
          </table:table-cell>
          <table:table-cell table:style-name="Table1.A1" office:value-type="string">
            <text:p text:style-name="Table_20_Contents">Clean, readable URLs using pattern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emplate Engine</text:span></text:p>
          </table:table-cell>
          <table:table-cell table:style-name="Table1.A1" office:value-type="string">
            <text:p text:style-name="Table_20_Contents">Generate dynamic HTML pag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orm Handling</text:span></text:p>
          </table:table-cell>
          <table:table-cell table:style-name="Table1.A1" office:value-type="string">
            <text:p text:style-name="Table_20_Contents">Automatically validates and processes form data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curity Features</text:span></text:p>
          </table:table-cell>
          <table:table-cell table:style-name="Table1.A1" office:value-type="string">
            <text:p text:style-name="Table_20_Contents">Protection against XSS, CSRF, SQL injection, etc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nternationalization</text:span></text:p>
          </table:table-cell>
          <table:table-cell table:style-name="Table1.A1" office:value-type="string">
            <text:p text:style-name="Table_20_Contents">Built-in support for translations and localiza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aching &amp; Middleware</text:span></text:p>
          </table:table-cell>
          <table:table-cell table:style-name="Table1.A1" office:value-type="string">
            <text:p text:style-name="Table_20_Contents">Improve performance and handle requests globally</text:p>
          </table:table-cell>
        </table:table-row>
      </table:table>
      <text:p text:style-name="Text_20_body"><text:span text:style-name="Strong_20_Emphasis"/></text:p>
      <text:p text:style-name="P33">------------------------------------------------------------------------------------------------------------------------</text:p>
      <text:list xml:id="list182149583657296" text:continue-list="list3521568265" text:style-name="L16">
        <text:list-item>
          <text:p text:style-name="P16">Explain Django’s MVT (Model–View–Template) architecture.</text:p>
        </text:list-item>
      </text:list>
      <text:h text:style-name="Heading_20_2" text:outline-level="2"><text:soft-page-break/>🧩 <text:span text:style-name="Strong_20_Emphasis">Django’s MVT Architecture</text:span></text:h>
      <text:p text:style-name="Text_20_body">Django follows the <text:span text:style-name="Strong_20_Emphasis">MVT (Model–View–Template)</text:span> architecture —<text:line-break/>a variation of the classic <text:span text:style-name="Strong_20_Emphasis">MVC (Model–View–Controller)</text:span> pattern used in web frameworks.</text:p>
      <text:p text:style-name="Text_20_body">Here’s the big picture:</text:p>
      <text:p text:style-name="P9"><text:span text:style-name="Source_20_Text">Browser (User)</text:span></text:p>
      <text:p text:style-name="P11"><text:span text:style-name="Source_20_Text"><text:s text:c="3"/>↓</text:span></text:p>
      <text:p text:style-name="P12"><text:span text:style-name="Source_20_Text">URL → View → Model → Template → Response</text:span></text:p>
      <text:p text:style-name="Horizontal_20_Line"/>
      <text:h text:style-name="Heading_20_3" text:outline-level="3">🏗️ <text:span text:style-name="Strong_20_Emphasis">1. Model</text:span></text:h>
      <text:list text:style-name="L50">
        <text:list-item>
          <text:p text:style-name="P55">Represents the <text:span text:style-name="Strong_20_Emphasis">data layer</text:span> of your application.</text:p>
        </text:list-item>
        <text:list-item>
          <text:p text:style-name="P55">It defines the structure of your database — what fields, types, and relationships each table has.</text:p>
        </text:list-item>
        <text:list-item>
          <text:p text:style-name="P55">Django’s ORM (Object Relational Mapper) automatically converts these Python classes into database tables.</text:p>
        </text:list-item>
      </text:list>
      <text:p text:style-name="Text_20_body"><text:span text:style-name="Strong_20_Emphasis">Example:</text:span></text:p>
      <text:p text:style-name="P9"><text:span text:style-name="Source_20_Text">from django.db import models</text:span></text:p>
      <text:p text:style-name="P11"/>
      <text:p text:style-name="P11"><text:span text:style-name="Source_20_Text">class Book(models.Model):</text:span></text:p>
      <text:p text:style-name="P11"><text:span text:style-name="Source_20_Text"><text:s text:c="4"/>title = models.CharField(max_length=100)</text:span></text:p>
      <text:p text:style-name="P11"><text:span text:style-name="Source_20_Text"><text:s text:c="4"/>author = models.CharField(max_length=50)</text:span></text:p>
      <text:p text:style-name="P12"><text:span text:style-name="Source_20_Text"><text:s text:c="4"/>published_date = models.DateField()</text:span></text:p>
      <text:p text:style-name="Text_20_body">➡️ This creates a <text:span text:style-name="Strong_20_Emphasis">Book</text:span> table in the database with columns <text:span text:style-name="Source_20_Text">title</text:span>, <text:span text:style-name="Source_20_Text">author</text:span>, and <text:span text:style-name="Source_20_Text">published_date</text:span>.</text:p>
      <text:p text:style-name="Horizontal_20_Line"/>
      <text:h text:style-name="Heading_20_3" text:outline-level="3">🧠 <text:span text:style-name="Strong_20_Emphasis">2. View</text:span></text:h>
      <text:list text:style-name="L51">
        <text:list-item>
          <text:p text:style-name="P56">The <text:span text:style-name="Strong_20_Emphasis">business logic layer</text:span> — it connects the model and template.</text:p>
        </text:list-item>
        <text:list-item>
          <text:p text:style-name="P56">A view handles the user request, interacts with the model if needed, and returns an appropriate response.</text:p>
        </text:list-item>
      </text:list>
      <text:p text:style-name="Text_20_body"><text:span text:style-name="Strong_20_Emphasis">Example:</text:span></text:p>
      <text:p text:style-name="P9"><text:span text:style-name="Source_20_Text">from django.shortcuts import render</text:span></text:p>
      <text:p text:style-name="P11"><text:span text:style-name="Source_20_Text">from .models import Book</text:span></text:p>
      <text:p text:style-name="P11"/>
      <text:p text:style-name="P11"><text:span text:style-name="Source_20_Text">def book_list(request):</text:span></text:p>
      <text:p text:style-name="P11"><text:span text:style-name="Source_20_Text"><text:s text:c="4"/>books = Book.objects.all()</text:span></text:p>
      <text:p text:style-name="P12"><text:span text:style-name="Source_20_Text"><text:s text:c="4"/>return render(request, 'books.html', {'books': books})</text:span></text:p>
      <text:p text:style-name="Text_20_body">➡️ The view fetches all books from the database and passes them to the template.</text:p>
      <text:p text:style-name="Horizontal_20_Line"/>
      <text:h text:style-name="Heading_20_3" text:outline-level="3"><text:soft-page-break/>🎨 <text:span text:style-name="Strong_20_Emphasis">3. Template</text:span></text:h>
      <text:list text:style-name="L52">
        <text:list-item>
          <text:p text:style-name="P57">The <text:span text:style-name="Strong_20_Emphasis">presentation layer</text:span> — controls how data is displayed in the browser.</text:p>
        </text:list-item>
        <text:list-item>
          <text:p text:style-name="P57">Templates are usually HTML files with Django Template Language (DTL) tags</text:p>
        </text:list-item>
      </text:list>
      <text:p text:style-name="Text_20_body">-------------------------------------------------------------------------------------------------------------------</text:p>
      <text:list text:continue-list="list182149583657296" text:style-name="L16">
        <text:list-item>
          <text:p text:style-name="P16">Difference between MVC and MVT?</text:p>
        </text:list-item>
        <text:list-item>
          <text:p text:style-name="P16">What happens when you type a URL in a Django app and hit Enter?</text:p>
          <text:p text:style-name="P16">Let’s say you go to:</text:p>
        </text:list-item>
      </text:list>
      <text:p text:style-name="P10"><text:span text:style-name="Source_20_Text"><text:tab/>http://localhost:8000/books/</text:span></text:p>
      <text:list xml:id="list182150474142657" text:continue-numbering="true" text:style-name="L16">
        <text:list-item>
          <text:list>
            <text:list-item>
              <text:list>
                <text:list-header>
                  <text:h text:style-name="P5" text:outline-level="3"><text:span text:style-name="Strong_20_Emphasis">1. Browser Sends an HTTP Request</text:span></text:h>
                </text:list-header>
              </text:list>
            </text:list-item>
          </text:list>
        </text:list-item>
      </text:list>
      <text:list text:style-name="L53">
        <text:list-item>
          <text:p text:style-name="P58">When you hit <text:span text:style-name="Strong_20_Emphasis">Enter</text:span>, your browser sends an <text:span text:style-name="Strong_20_Emphasis">HTTP request</text:span> to the Django development server (like <text:span text:style-name="Source_20_Text">localhost:8000</text:span> or your production domain).</text:p>
        </text:list-item>
        <text:list-item>
          <text:p text:style-name="P58">The request contains:</text:p>
          <text:list>
            <text:list-item>
              <text:p text:style-name="P58">The <text:span text:style-name="Strong_20_Emphasis">URL path</text:span> (<text:span text:style-name="Source_20_Text">/books/</text:span>)</text:p>
            </text:list-item>
            <text:list-item>
              <text:p text:style-name="P58">The <text:span text:style-name="Strong_20_Emphasis">method</text:span> (GET, POST, etc.)</text:p>
            </text:list-item>
            <text:list-item>
              <text:p text:style-name="P58">Optional headers or data (cookies, form data, etc.)</text:p>
            </text:list-item>
          </text:list>
        </text:list-item>
      </text:list>
      <text:list xml:id="list182149005094452" text:continue-list="list182150474142657" text:style-name="L16">
        <text:list-item>
          <text:list>
            <text:list-item>
              <text:list>
                <text:list-header>
                  <text:h text:style-name="P5" text:outline-level="3">⚙️ <text:span text:style-name="Strong_20_Emphasis">2. Django’s URL Dispatcher (urls.py)</text:span></text:h>
                </text:list-header>
              </text:list>
            </text:list-item>
          </text:list>
        </text:list-item>
      </text:list>
      <text:list text:style-name="L54">
        <text:list-item>
          <text:p text:style-name="P59">Django receives the request and looks at your project’s <text:span text:style-name="Strong_20_Emphasis"><text:span text:style-name="Source_20_Text">urls.py</text:span></text:span> file.</text:p>
        </text:list-item>
        <text:list-item>
          <text:p text:style-name="P59">It compares the requested path (<text:span text:style-name="Source_20_Text">/books/</text:span>) with all defined URL patterns.</text:p>
        </text:list-item>
      </text:list>
      <text:list xml:id="list182149633719894" text:continue-list="list182149005094452" text:style-name="L16">
        <text:list-item>
          <text:list>
            <text:list-item>
              <text:list>
                <text:list-header>
                  <text:h text:style-name="P5" text:outline-level="3">🧠 <text:span text:style-name="Strong_20_Emphasis">3. The View Function Handles the Request</text:span></text:h>
                </text:list-header>
              </text:list>
            </text:list-item>
          </text:list>
        </text:list-item>
      </text:list>
      <text:list text:style-name="L55">
        <text:list-item>
          <text:p text:style-name="P60">Django calls the <text:span text:style-name="Strong_20_Emphasis">view function</text:span> (or class-based view) that matched the URL.</text:p>
        </text:list-item>
      </text:list>
      <text:list text:continue-list="list182149633719894" text:style-name="L16">
        <text:list-header>
          <text:p text:style-name="P16">-------------------------------------------------------------------------------------------------------</text:p>
        </text:list-header>
        <text:list-item>
          <text:p text:style-name="P16">How does Django handle a request internally (request–response cycle)?</text:p>
        </text:list-item>
        <text:list-item>
          <text:p text:style-name="P16">What is <text:span text:style-name="Source_20_Text">manage.py</text:span> and its purpose?</text:p>
          <text:p text:style-name="P16"><text:span text:style-name="Source_20_Text">manage.py</text:span> is a <text:span text:style-name="Strong_20_Emphasis">command-line utility</text:span> that comes automatically with every Django project you create.</text:p>
        </text:list-item>
      </text:list>
      <text:p text:style-name="Text_20_body"><text:tab/>It acts as a <text:span text:style-name="Strong_20_Emphasis">helper script</text:span> — a bridge between <text:span text:style-name="Strong_20_Emphasis">you</text:span> (the developer) and the <text:span text:style-name="Strong_20_Emphasis">Django <text:tab/>framework</text:span>.</text:p>
      <text:p text:style-name="Text_20_body"><text:tab/>It helps you perform <text:span text:style-name="Strong_20_Emphasis">administrative tasks</text:span> like:</text:p>
      <text:p text:style-name="Text_20_body"><text:tab/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Command</text:p>
            </table:table-cell>
            <table:table-cell table:style-name="Table3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python manage.py runserver</text:span></text:p>
          </table:table-cell>
          <table:table-cell table:style-name="Table3.A1" office:value-type="string">
            <text:p text:style-name="Table_20_Contents">Starts the development web server</text:p>
          </table:table-cell>
        </table:table-row>
        <table:table-row>
          <table:table-cell table:style-name="Table3.A1" office:value-type="string">
            <text:p text:style-name="Table_20_Contents"><text:span text:style-name="Source_20_Text">python manage.py </text:span><text:soft-page-break/><text:span text:style-name="Source_20_Text">makemigrations</text:span></text:p>
          </table:table-cell>
          <table:table-cell table:style-name="Table3.A1" office:value-type="string">
            <text:p text:style-name="Table_20_Contents">Creates migration files for model changes</text:p>
          </table:table-cell>
        </table:table-row>
        <table:table-row>
          <table:table-cell table:style-name="Table3.A1" office:value-type="string">
            <text:p text:style-name="Table_20_Contents"><text:span text:style-name="Source_20_Text">python manage.py migrate</text:span></text:p>
          </table:table-cell>
          <table:table-cell table:style-name="Table3.A1" office:value-type="string">
            <text:p text:style-name="Table_20_Contents">Applies migrations to the database</text:p>
          </table:table-cell>
        </table:table-row>
        <table:table-row>
          <table:table-cell table:style-name="Table3.A1" office:value-type="string">
            <text:p text:style-name="Table_20_Contents"><text:span text:style-name="Source_20_Text">python manage.py createsuperuser</text:span></text:p>
          </table:table-cell>
          <table:table-cell table:style-name="Table3.A1" office:value-type="string">
            <text:p text:style-name="Table_20_Contents">Creates an admin user for the Django admin panel</text:p>
          </table:table-cell>
        </table:table-row>
        <table:table-row>
          <table:table-cell table:style-name="Table3.A1" office:value-type="string">
            <text:p text:style-name="Table_20_Contents"><text:span text:style-name="Source_20_Text">python manage.py shell</text:span></text:p>
          </table:table-cell>
          <table:table-cell table:style-name="Table3.A1" office:value-type="string">
            <text:p text:style-name="Table_20_Contents">Opens an interactive Python shell with Django context loaded</text:p>
          </table:table-cell>
        </table:table-row>
        <table:table-row>
          <table:table-cell table:style-name="Table3.A1" office:value-type="string">
            <text:p text:style-name="Table_20_Contents"><text:span text:style-name="Source_20_Text">python manage.py startapp appname</text:span></text:p>
          </table:table-cell>
          <table:table-cell table:style-name="Table3.A1" office:value-type="string">
            <text:p text:style-name="Table_20_Contents">Creates a new Django app within your project</text:p>
          </table:table-cell>
        </table:table-row>
        <table:table-row>
          <table:table-cell table:style-name="Table3.A1" office:value-type="string">
            <text:p text:style-name="Table_20_Contents"><text:span text:style-name="Source_20_Text">python manage.py collectstatic</text:span></text:p>
          </table:table-cell>
          <table:table-cell table:style-name="Table3.A1" office:value-type="string">
            <text:p text:style-name="Table_20_Contents">Collects static files into one directory for deployment</text:p>
          </table:table-cell>
        </table:table-row>
      </table:table>
      <text:p text:style-name="Text_20_body"/>
      <text:p text:style-name="Text_20_body"/>
      <text:list xml:id="list182148944451917" text:continue-numbering="true" text:style-name="L16">
        <text:list-header>
          <text:p text:style-name="P16">-----------------------------------------------------------------------------------------</text:p>
        </text:list-header>
        <text:list-item>
          <text:p text:style-name="P16">How does Django’s <text:span text:style-name="Source_20_Text">INSTALLED_APPS</text:span> work?</text:p>
          <text:p text:style-name="P16"><text:span text:style-name="Source_20_Text">INSTALLED_APPS</text:span> is a <text:span text:style-name="Strong_20_Emphasis">list</text:span> defined in your project’s <text:span text:style-name="Source_20_Text">settings.py</text:span> file that tells Django <text:span text:style-name="Strong_20_Emphasis">which applications are active</text:span> and should be included when the project runs.</text:p>
          <text:list>
            <text:list-header>
              <text:h text:style-name="P1" text:outline-level="2">🧠 <text:span text:style-name="Strong_20_Emphasis">Purpose of </text:span><text:span text:style-name="Strong_20_Emphasis"><text:span text:style-name="Source_20_Text">INSTALLED_APPS</text:span></text:span></text:h>
            </text:list-header>
          </text:list>
        </text:list-item>
      </text:list>
      <text:p text:style-name="Text_20_body"><text:tab/>It tells Django:</text:p>
      <text:p text:style-name="Quotations"><text:tab/>“Hey, these are all the apps that belong to my project — load their models, <text:tab/>migrations, templates, and other resources.”</text:p>
      <text:p text:style-name="Text_20_body"><text:tab/>Whenever Django starts up, it loops through this list to register everything it needs.</text:p>
      <text:p text:style-name="Text_20_body"/>
      <text:p text:style-name="Text_20_body"><text:tab/>🧩 <text:span text:style-name="Strong_20_Emphasis">Why It’s Important</text:span></text:p>
      <text:p text:style-name="Text_20_body"><text:tab/>Without listing your app in <text:span text:style-name="Source_20_Text">INSTALLED_APPS</text:span>:</text:p>
      <text:list text:style-name="L56">
        <text:list-item>
          <text:list>
            <text:list-item>
              <text:p text:style-name="P61">Django won’t create its database tables.</text:p>
            </text:list-item>
            <text:list-item>
              <text:p text:style-name="P61">Admin pages for that app won’t appear.</text:p>
            </text:list-item>
            <text:list-item>
              <text:p text:style-name="P61">Its templates and static files won’t be found.</text:p>
            </text:list-item>
            <text:list-item>
              <text:p text:style-name="P61">Its signals won’t be triggered.</text:p>
            </text:list-item>
          </text:list>
        </text:list-item>
      </text:list>
      <text:p text:style-name="Text_20_body"/>
      <text:list text:continue-list="list182148944451917" text:style-name="L16">
        <text:list-header>
          <text:p text:style-name="P16">-------------------------------------------------------------------------------------------</text:p>
          <text:p text:style-name="P16"/>
        </text:list-header>
        <text:list-item>
          <text:p text:style-name="P16">What are Django settings and environments (dev, staging, prod)?</text:p>
          <text:p text:style-name="P16">Django settings are a set of configurations that control the behavior of a Django project. These settings are typically defined in a settings.py file within your project and include various parameters like database connections, installed applications, static file locations, <text:soft-page-break/>security keys, and debug mode. They dictate how your Django application functions and interacts with its environment.</text:p>
          <text:p text:style-name="P16">----------------------------------------------------------------------</text:p>
        </text:list-item>
        <text:list-item>
          <text:p text:style-name="P16">How do you organize a large Django project (modular apps, services)?</text:p>
        </text:list-item>
        <text:list-item>
          <text:p text:style-name="P16">How to use environment variables and <text:span text:style-name="Source_20_Text">.env</text:span> files securely in Django?</text:p>
          <text:p text:style-name="P16">pip install python-decouple </text:p>
          <text:p text:style-name="P16"><text:span text:style-name="Strong_20_Emphasis"><text:span text:style-name="Source_20_Text">python-decouple</text:span></text:span> is a lightweight Python library that helps you <text:span text:style-name="Strong_20_Emphasis">separate your configuration (settings)</text:span> from your <text:span text:style-name="Strong_20_Emphasis">source code</text:span>.</text:p>
        </text:list-item>
      </text:list>
      <text:p text:style-name="Text_20_body">🧩 <text:span text:style-name="Strong_20_Emphasis">Why Use It (Benefits) </text:span></text:p>
      <text:p text:style-name="Text_20_body"><text:span text:style-name="Strong_20_Emphasis"/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Benefit</text:p>
            </table:table-cell>
            <table:table-cell table:style-name="Table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1" office:value-type="string">
            <text:p text:style-name="Table_20_Contents">🔒 <text:span text:style-name="Strong_20_Emphasis">Security</text:span></text:p>
          </table:table-cell>
          <table:table-cell table:style-name="Table4.A1" office:value-type="string">
            <text:p text:style-name="Table_20_Contents">Keeps secrets (like passwords, tokens) out of your code and Git repo.</text:p>
          </table:table-cell>
        </table:table-row>
        <table:table-row>
          <table:table-cell table:style-name="Table4.A1" office:value-type="string">
            <text:p text:style-name="Table_20_Contents">⚙️ <text:span text:style-name="Strong_20_Emphasis">Environment Flexibility</text:span></text:p>
          </table:table-cell>
          <table:table-cell table:style-name="Table4.A1" office:value-type="string">
            <text:p text:style-name="Table_20_Contents">Easily switch between dev, staging, and production environments.</text:p>
          </table:table-cell>
        </table:table-row>
        <table:table-row>
          <table:table-cell table:style-name="Table4.A1" office:value-type="string">
            <text:p text:style-name="Table_20_Contents">🧹 <text:span text:style-name="Strong_20_Emphasis">Cleaner Code</text:span></text:p>
          </table:table-cell>
          <table:table-cell table:style-name="Table4.A1" office:value-type="string">
            <text:p text:style-name="Table_20_Contents">Your <text:span text:style-name="Source_20_Text">settings.py</text:span> becomes cleaner and easier to manage.</text:p>
          </table:table-cell>
        </table:table-row>
        <table:table-row>
          <table:table-cell table:style-name="Table4.A1" office:value-type="string">
            <text:p text:style-name="Table_20_Contents">🚀 <text:span text:style-name="Strong_20_Emphasis">Easy Deployment</text:span></text:p>
          </table:table-cell>
          <table:table-cell table:style-name="Table4.A1" office:value-type="string">
            <text:p text:style-name="Table_20_Contents">Works with <text:span text:style-name="Source_20_Text">.env</text:span> locally and system environment variables in production.</text:p>
          </table:table-cell>
        </table:table-row>
      </table:table>
      <text:p text:style-name="Text_20_body"><text:span text:style-name="Strong_20_Emphasis"/></text:p>
      <text:p text:style-name="Text_20_body"><text:span text:style-name="Strong_20_Emphasis"><text:span text:style-name="Source_20_Text">settings.py</text:span></text:span></text:p>
      <text:p text:style-name="Text_20_body"><text:span text:style-name="Strong_20_Emphasis">from decouple import config</text:span></text:p>
      <text:p text:style-name="Text_20_body"><text:span text:style-name="Strong_20_Emphasis"/></text:p>
      <text:p text:style-name="Text_20_body"><text:span text:style-name="Strong_20_Emphasis">SECRET_KEY = config('SECRET_KEY')</text:span></text:p>
      <text:p text:style-name="Text_20_body"><text:span text:style-name="Strong_20_Emphasis">DEBUG = config('DEBUG', default=False, cast=bool)</text:span></text:p>
      <text:p text:style-name="Text_20_body"><text:span text:style-name="Strong_20_Emphasis"/></text:p>
      <text:p text:style-name="Text_20_body"><text:span text:style-name="Strong_20_Emphasis">DATABASES = {</text:span></text:p>
      <text:p text:style-name="Text_20_body"><text:span text:style-name="Strong_20_Emphasis"><text:s text:c="4"/>'default': {</text:span></text:p>
      <text:p text:style-name="Text_20_body"><text:span text:style-name="Strong_20_Emphasis"><text:s text:c="8"/>'ENGINE': 'django.db.backends.postgresql',</text:span></text:p>
      <text:p text:style-name="Text_20_body"><text:span text:style-name="Strong_20_Emphasis"><text:s text:c="8"/>'NAME': config('DATABASE_NAME'),</text:span></text:p>
      <text:p text:style-name="Text_20_body"><text:span text:style-name="Strong_20_Emphasis"><text:s text:c="8"/>'USER': config('DATABASE_USER'),</text:span></text:p>
      <text:p text:style-name="Text_20_body"><text:span text:style-name="Strong_20_Emphasis"><text:s text:c="8"/>'PASSWORD': config('DATABASE_PASSWORD'),</text:span></text:p>
      <text:p text:style-name="Text_20_body"><text:span text:style-name="Strong_20_Emphasis"><text:s text:c="8"/>'HOST': 'localhost',</text:span></text:p>
      <text:p text:style-name="Text_20_body"><text:span text:style-name="Strong_20_Emphasis"><text:s text:c="4"/>}</text:span></text:p>
      <text:p text:style-name="Text_20_body"><text:span text:style-name="Strong_20_Emphasis">}</text:span></text:p>
      <text:p text:style-name="Horizontal_20_Line"/>
      <text:h text:style-name="Heading_20_2" text:outline-level="2"><text:soft-page-break/>🔹 2. Models &amp; ORM (Database Layer)</text:h>
      <text:list xml:id="list704279830" text:style-name="L17">
        <text:list-item>
          <text:p text:style-name="P17">What is ORM? How does Django ORM work?</text:p>
          <text:p text:style-name="P17"><text:span text:style-name="Strong_20_Emphasis">ORM</text:span> stands for <text:span text:style-name="Strong_20_Emphasis">Object-Relational Mapper</text:span>.<text:line-break/>It’s a <text:span text:style-name="Strong_20_Emphasis">programming technique</text:span> that lets you interact with your database using <text:span text:style-name="Strong_20_Emphasis">Python objects instead of SQL queries</text:span>.</text:p>
          <text:p text:style-name="P17">ORM converts Python classes ↔ database tables automatically.</text:p>
        </text:list-item>
      </text:list>
      <text:h text:style-name="Heading_20_4" text:outline-level="4">🧩 <text:span text:style-name="Strong_20_Emphasis">Without ORM (Traditional Way)</text:span></text:h>
      <text:p text:style-name="Text_20_body"><text:tab/>You would manually write SQL like this:</text:p>
      <text:p text:style-name="P10"><text:span text:style-name="Source_20_Text"><text:tab/>SELECT * FROM books WHERE author = 'Ankit Mishra';</text:span></text:p>
      <text:p text:style-name="Text_20_body"><text:tab/>That means — you have to know SQL, manage connections, handle queries, etc.</text:p>
      <text:p text:style-name="Horizontal_20_Line"/>
      <text:h text:style-name="Heading_20_4" text:outline-level="4">🚀 <text:span text:style-name="Strong_20_Emphasis">With Django ORM</text:span></text:h>
      <text:p text:style-name="Text_20_body"><text:tab/>You write this instead:</text:p>
      <text:p text:style-name="P10"><text:span text:style-name="Source_20_Text"><text:tab/>Book.objects.filter(author='Ankit Mishra')</text:span></text:p>
      <text:p text:style-name="P10"><text:span text:style-name="Source_20_Text"/></text:p>
      <text:p text:style-name="P62"><text:span text:style-name="Source_20_Text">✅ Django automatically:</text:span></text:p>
      <text:list text:style-name="L57">
        <text:list-item>
          <text:p text:style-name="P63">Converts it into SQL under the hood</text:p>
        </text:list-item>
        <text:list-item>
          <text:p text:style-name="P63">Runs it on your configured database</text:p>
        </text:list-item>
        <text:list-item>
          <text:p text:style-name="P63">Returns the result as Python objects</text:p>
        </text:list-item>
      </text:list>
      <text:p text:style-name="P10"><text:span text:style-name="Source_20_Text"/></text:p>
      <text:p text:style-name="P10"><text:span text:style-name="Source_20_Text">models.py</text:span></text:p>
      <text:p text:style-name="P10"><text:span text:style-name="Source_20_Text">from django.db import models</text:span></text:p>
      <text:p text:style-name="P10"><text:span text:style-name="Source_20_Text"/></text:p>
      <text:p text:style-name="P10"><text:span text:style-name="Source_20_Text">class Book(models.Model):</text:span></text:p>
      <text:p text:style-name="P10"><text:span text:style-name="Source_20_Text"><text:s text:c="4"/>title = models.CharField(max_length=100)</text:span></text:p>
      <text:p text:style-name="P10"><text:span text:style-name="Source_20_Text"><text:s text:c="4"/>author = models.CharField(max_length=50)</text:span></text:p>
      <text:p text:style-name="P10"><text:span text:style-name="Source_20_Text"><text:s text:c="4"/>published_date = models.DateField()</text:span></text:p>
      <text:p text:style-name="P10"><text:span text:style-name="Source_20_Text"/></text:p>
      <text:p text:style-name="P62"><text:span text:style-name="Source_20_Text">Tell Django to create the table in your database:</text:span></text:p>
      <text:p text:style-name="P9"><text:span text:style-name="Source_20_Text">python manage.py makemigrations</text:span></text:p>
      <text:p text:style-name="P12"><text:span text:style-name="Source_20_Text">python manage.py migrate</text:span></text:p>
      <text:p text:style-name="P12"><text:soft-page-break/><text:span text:style-name="Source_20_Text">3️⃣ </text:span><text:span text:style-name="Source_20_Text"><text:span text:style-name="Strong_20_Emphasis">Perform Database Operations Using ORM</text:span></text:span></text:p>
      <text:p text:style-name="P12"><text:span text:style-name="Source_20_Text"/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Operation</text:p>
            </table:table-cell>
            <table:table-cell table:style-name="Table5.A1" office:value-type="string">
              <text:p text:style-name="Table_20_Heading">Django ORM Example</text:p>
            </table:table-cell>
            <table:table-cell table:style-name="Table5.A1" office:value-type="string">
              <text:p text:style-name="Table_20_Heading">SQL Equivalent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Create</text:span></text:p>
          </table:table-cell>
          <table:table-cell table:style-name="Table5.A1" office:value-type="string">
            <text:p text:style-name="Table_20_Contents"><text:span text:style-name="Source_20_Text">Book.objects.create(title="Django Mastery", author="Ankit")</text:span></text:p>
          </table:table-cell>
          <table:table-cell table:style-name="Table5.A1" office:value-type="string">
            <text:p text:style-name="Table_20_Contents"><text:span text:style-name="Source_20_Text">INSERT INTO book (title, author) VALUES ('Django Mastery', 'Ankit');</text:span>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Read</text:span></text:p>
          </table:table-cell>
          <table:table-cell table:style-name="Table5.A1" office:value-type="string">
            <text:p text:style-name="Table_20_Contents"><text:span text:style-name="Source_20_Text">Book.objects.all()</text:span></text:p>
          </table:table-cell>
          <table:table-cell table:style-name="Table5.A1" office:value-type="string">
            <text:p text:style-name="Table_20_Contents"><text:span text:style-name="Source_20_Text">SELECT * FROM book;</text:span>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Filter</text:span></text:p>
          </table:table-cell>
          <table:table-cell table:style-name="Table5.A1" office:value-type="string">
            <text:p text:style-name="Table_20_Contents"><text:span text:style-name="Source_20_Text">Book.objects.filter(author="Ankit")</text:span></text:p>
          </table:table-cell>
          <table:table-cell table:style-name="Table5.A1" office:value-type="string">
            <text:p text:style-name="Table_20_Contents"><text:span text:style-name="Source_20_Text">SELECT * FROM book WHERE author='Ankit';</text:span>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Update</text:span></text:p>
          </table:table-cell>
          <table:table-cell table:style-name="Table5.A1" office:value-type="string">
            <text:p text:style-name="Table_20_Contents"><text:span text:style-name="Source_20_Text">Book.objects.filter(id=1).update(title="Updated Title")</text:span></text:p>
          </table:table-cell>
          <table:table-cell table:style-name="Table5.A1" office:value-type="string">
            <text:p text:style-name="Table_20_Contents"><text:span text:style-name="Source_20_Text">UPDATE book SET title='Updated Title' WHERE id=1;</text:span>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Delete</text:span></text:p>
          </table:table-cell>
          <table:table-cell table:style-name="Table5.A1" office:value-type="string">
            <text:p text:style-name="Table_20_Contents"><text:span text:style-name="Source_20_Text">Book.objects.filter(id=1).delete()</text:span></text:p>
          </table:table-cell>
          <table:table-cell table:style-name="Table5.A1" office:value-type="string">
            <text:p text:style-name="Table_20_Contents"><text:span text:style-name="Source_20_Text">DELETE FROM book WHERE id=1;</text:span></text:p>
          </table:table-cell>
        </table:table-row>
      </table:table>
      <text:p text:style-name="P12"><text:span text:style-name="Source_20_Text"/></text:p>
      <text:p text:style-name="P10"><text:span text:style-name="Source_20_Text">🔍 </text:span><text:span text:style-name="Source_20_Text"><text:span text:style-name="Strong_20_Emphasis">Key Features of Django ORM</text:span></text:span></text:p>
      <text:p text:style-name="P10"><text:span text:style-name="Source_20_Text"/>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Feature</text:p>
            </table:table-cell>
            <table:table-cell table:style-name="Table6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.A1" office:value-type="string">
            <text:p text:style-name="Table_20_Contents">🔄 <text:span text:style-name="Strong_20_Emphasis">Database-agnostic</text:span></text:p>
          </table:table-cell>
          <table:table-cell table:style-name="Table6.A1" office:value-type="string">
            <text:p text:style-name="Table_20_Contents">Works with PostgreSQL, MySQL, SQLite, etc. without changing code.</text:p>
          </table:table-cell>
        </table:table-row>
        <table:table-row>
          <table:table-cell table:style-name="Table6.A1" office:value-type="string">
            <text:p text:style-name="Table_20_Contents">🧩 <text:span text:style-name="Strong_20_Emphasis">Model Relationships</text:span></text:p>
          </table:table-cell>
          <table:table-cell table:style-name="Table6.A1" office:value-type="string">
            <text:p text:style-name="Table_20_Contents">Supports <text:span text:style-name="Source_20_Text">ForeignKey</text:span>, <text:span text:style-name="Source_20_Text">OneToOneField</text:span>, <text:span text:style-name="Source_20_Text">ManyToManyField</text:span>.</text:p>
          </table:table-cell>
        </table:table-row>
        <table:table-row>
          <table:table-cell table:style-name="Table6.A1" office:value-type="string">
            <text:p text:style-name="Table_20_Contents">🧮 <text:span text:style-name="Strong_20_Emphasis">QuerySet API</text:span></text:p>
          </table:table-cell>
          <table:table-cell table:style-name="Table6.A1" office:value-type="string">
            <text:p text:style-name="Table_20_Contents">Chainable, lazy queries (executed only when needed).</text:p>
          </table:table-cell>
        </table:table-row>
        <table:table-row>
          <table:table-cell table:style-name="Table6.A1" office:value-type="string">
            <text:p text:style-name="Table_20_Contents">🚀 <text:span text:style-name="Strong_20_Emphasis">Migrations System</text:span></text:p>
          </table:table-cell>
          <table:table-cell table:style-name="Table6.A1" office:value-type="string">
            <text:p text:style-name="Table_20_Contents">Automatically syncs model changes to your database.</text:p>
          </table:table-cell>
        </table:table-row>
        <table:table-row>
          <table:table-cell table:style-name="Table6.A1" office:value-type="string">
            <text:p text:style-name="Table_20_Contents">🛡️ <text:span text:style-name="Strong_20_Emphasis">SQL Injection Safe</text:span></text:p>
          </table:table-cell>
          <table:table-cell table:style-name="Table6.A1" office:value-type="string">
            <text:p text:style-name="Table_20_Contents">ORM escapes values automatically to prevent SQL injection.</text:p>
          </table:table-cell>
        </table:table-row>
      </table:table>
      <text:p text:style-name="P10"><text:span text:style-name="Source_20_Text"/></text:p>
      <text:p text:style-name="P10"><text:span text:style-name="Source_20_Text">🧱 </text:span><text:span text:style-name="Source_20_Text"><text:span text:style-name="Strong_20_Emphasis">Example: Relations in ORM</text:span></text:span></text:p>
      <text:p text:style-name="P10"><text:span text:style-name="Source_20_Text">class Author(models.Model):</text:span></text:p>
      <text:p text:style-name="P10"><text:span text:style-name="Source_20_Text"><text:s text:c="4"/>name = models.CharField(max_length=50)</text:span></text:p>
      <text:p text:style-name="P10"><text:span text:style-name="Source_20_Text"/></text:p>
      <text:p text:style-name="P10"><text:span text:style-name="Source_20_Text">class Book(models.Model):</text:span></text:p>
      <text:p text:style-name="P10"><text:span text:style-name="Source_20_Text"><text:s text:c="4"/>title = models.CharField(max_length=100)</text:span></text:p>
      <text:p text:style-name="P10"><text:span text:style-name="Source_20_Text"><text:s text:c="4"/>author = models.ForeignKey(Author, on_delete=models.CASCADE)</text:span></text:p>
      <text:p text:style-name="P10"><text:span text:style-name="Source_20_Text"/></text:p>
      <text:p text:style-name="P10"><text:span text:style-name="Source_20_Text">Book.objects.filter(author__name='Ankit Mishra')</text:span></text:p>
      <text:p text:style-name="P10"><text:span text:style-name="Source_20_Text">------------------------------------------------------------------------</text:span></text:p>
      <text:p text:style-name="Text_20_body"/>
      <text:list text:continue-list="list704279830" text:style-name="L17">
        <text:list-item>
          <text:p text:style-name="P17">Difference between <text:span text:style-name="Source_20_Text">ForeignKey</text:span>, <text:span text:style-name="Source_20_Text">OneToOneField</text:span>, and <text:span text:style-name="Source_20_Text">ManyToManyField</text:span>.</text:p>
        </text:list-item>
        <text:list-item>
          <text:p text:style-name="P17"><text:soft-page-break/>🧠 <text:span text:style-name="Strong_20_Emphasis">Overview</text:span></text:p>
          <text:p text:style-name="P17"><text:span text:style-name="Strong_20_Emphasis"/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Table_20_Heading">Field Type</text:p>
            </table:table-cell>
            <table:table-cell table:style-name="Table7.A1" office:value-type="string">
              <text:p text:style-name="Table_20_Heading">Relationship Type</text:p>
            </table:table-cell>
            <table:table-cell table:style-name="Table7.A1" office:value-type="string">
              <text:p text:style-name="Table_20_Heading">Database Relation</text:p>
            </table:table-cell>
            <table:table-cell table:style-name="Table7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trong_20_Emphasis">ForeignKey</text:span></text:p>
          </table:table-cell>
          <table:table-cell table:style-name="Table7.A1" office:value-type="string">
            <text:p text:style-name="Table_20_Contents">One-to-Many</text:p>
          </table:table-cell>
          <table:table-cell table:style-name="Table7.A1" office:value-type="string">
            <text:p text:style-name="Table_20_Contents">A record in one table can relate to <text:span text:style-name="Strong_20_Emphasis">many</text:span> in another</text:p>
          </table:table-cell>
          <table:table-cell table:style-name="Table7.A1" office:value-type="string">
            <text:p text:style-name="Table_20_Contents">One Author → Many Books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OneToOneField</text:span></text:p>
          </table:table-cell>
          <table:table-cell table:style-name="Table7.A1" office:value-type="string">
            <text:p text:style-name="Table_20_Contents">One-to-One</text:p>
          </table:table-cell>
          <table:table-cell table:style-name="Table7.A1" office:value-type="string">
            <text:p text:style-name="Table_20_Contents">A record in one table relates to <text:span text:style-name="Strong_20_Emphasis">exactly one</text:span> in another</text:p>
          </table:table-cell>
          <table:table-cell table:style-name="Table7.A1" office:value-type="string">
            <text:p text:style-name="Table_20_Contents">One User → One Profile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ManyToManyField</text:span></text:p>
          </table:table-cell>
          <table:table-cell table:style-name="Table7.A1" office:value-type="string">
            <text:p text:style-name="Table_20_Contents">Many-to-Many</text:p>
          </table:table-cell>
          <table:table-cell table:style-name="Table7.A1" office:value-type="string">
            <text:p text:style-name="Table_20_Contents">A record in one table can relate to <text:span text:style-name="Strong_20_Emphasis">many</text:span> in another and vice versa</text:p>
          </table:table-cell>
          <table:table-cell table:style-name="Table7.A1" office:value-type="string">
            <text:p text:style-name="Table_20_Contents">Many Students ↔ Many Courses</text:p>
          </table:table-cell>
        </table:table-row>
      </table:table>
      <text:list text:continue-numbering="true" text:style-name="L17">
        <text:list-header>
          <text:p text:style-name="P17"><text:span text:style-name="Strong_20_Emphasis">🔹 1. ForeignKey (One-to-Many Relationship)</text:span></text:p>
          <text:list>
            <text:list-item>
              <text:p text:style-name="P17"><text:span text:style-name="Strong_20_Emphasis">Each record in the child model is linked to one record in the parent model,<text:line-break/>but one parent can have multiple children.</text:span></text:p>
            </text:list-item>
          </text:list>
        </text:list-header>
      </text:list>
      <text:p text:style-name="Text_20_body"><text:span text:style-name="Strong_20_Emphasis"><text:tab/><text:tab/>class Author(models.Model):</text:span></text:p>
      <text:p text:style-name="Text_20_body"><text:span text:style-name="Strong_20_Emphasis"><text:s text:c="4"/><text:tab/><text:tab/><text:tab/>name = models.CharField(max_length=100)</text:span></text:p>
      <text:p text:style-name="Text_20_body"><text:span text:style-name="Strong_20_Emphasis"/></text:p>
      <text:p text:style-name="Text_20_body"><text:span text:style-name="Strong_20_Emphasis"><text:tab/><text:tab/>class Book(models.Model):</text:span></text:p>
      <text:p text:style-name="Text_20_body"><text:span text:style-name="Strong_20_Emphasis"><text:s text:c="4"/><text:tab/><text:tab/><text:tab/>title = models.CharField(max_length=100)</text:span></text:p>
      <text:p text:style-name="Text_20_body"><text:span text:style-name="Strong_20_Emphasis"><text:s text:c="4"/><text:tab/><text:tab/><text:tab/>author = models.ForeignKey(Author, on_delete=models.CASCADE)</text:span></text:p>
      <text:p text:style-name="Text_20_body"><text:span text:style-name="Strong_20_Emphasis"/></text:p>
      <text:p text:style-name="Text_20_body"><text:span text:style-name="Strong_20_Emphasis"><text:tab/>🗄️ Database tables: </text:span></text:p>
      <text:p text:style-name="Text_20_body"><text:span text:style-name="Strong_20_Emphasis"><text:tab/><text:tab/>Author Table</text:span></text:p>
      <text:p text:style-name="Text_20_body"><text:span text:style-name="Strong_20_Emphasis"><text:tab/><text:tab/>-------------</text:span></text:p>
      <text:p text:style-name="Text_20_body"><text:span text:style-name="Strong_20_Emphasis"><text:tab/><text:tab/>id | name</text:span></text:p>
      <text:p text:style-name="Text_20_body"><text:span text:style-name="Strong_20_Emphasis"><text:tab/><text:tab/>1 <text:s/>| Ankit Mishra</text:span></text:p>
      <text:p text:style-name="Text_20_body"><text:span text:style-name="Strong_20_Emphasis"/></text:p>
      <text:p text:style-name="Text_20_body"><text:span text:style-name="Strong_20_Emphasis"><text:tab/><text:tab/>Book Table</text:span></text:p>
      <text:p text:style-name="Text_20_body"><text:span text:style-name="Strong_20_Emphasis"><text:tab/><text:tab/>------------</text:span></text:p>
      <text:p text:style-name="Text_20_body"><text:span text:style-name="Strong_20_Emphasis"><text:tab/><text:tab/>id | title <text:s text:c="10"/>| author_id</text:span></text:p>
      <text:p text:style-name="Text_20_body"><text:span text:style-name="Strong_20_Emphasis"><text:tab/><text:tab/>1 <text:s/>| Django Mastery <text:s/>| 1</text:span></text:p>
      <text:p text:style-name="Text_20_body"><text:span text:style-name="Strong_20_Emphasis"><text:tab/><text:tab/>2 <text:s/>| Python Tricks <text:s text:c="2"/>| 1</text:span></text:p>
      <text:p text:style-name="Text_20_body"><text:span text:style-name="Strong_20_Emphasis">🔹 2. OneToOneField (One-to-One Relationship)</text:span></text:p>
      <text:p text:style-name="Text_20_body"><text:span text:style-name="Strong_20_Emphasis"><text:tab/><text:tab/>class User(models.Model):</text:span></text:p>
      <text:p text:style-name="Text_20_body"><text:span text:style-name="Strong_20_Emphasis"><text:s text:c="4"/><text:tab/><text:tab/><text:tab/>username = models.CharField(max_length=100)</text:span></text:p>
      <text:p text:style-name="Text_20_body"><text:span text:style-name="Strong_20_Emphasis"/></text:p>
      <text:p text:style-name="Text_20_body"><text:soft-page-break/><text:span text:style-name="Strong_20_Emphasis"><text:tab/><text:tab/>class Profile(models.Model):</text:span></text:p>
      <text:p text:style-name="Text_20_body"><text:span text:style-name="Strong_20_Emphasis"><text:s text:c="4"/><text:tab/><text:tab/><text:tab/>user = models.OneToOneField(User, on_delete=models.CASCADE)</text:span></text:p>
      <text:p text:style-name="Text_20_body"><text:span text:style-name="Strong_20_Emphasis"><text:s text:c="4"/><text:tab/><text:tab/><text:tab/>bio = models.TextField()</text:span></text:p>
      <text:p text:style-name="Text_20_body"><text:span text:style-name="Strong_20_Emphasis"/></text:p>
      <text:p text:style-name="Text_20_body"><text:span text:style-name="Strong_20_Emphasis"><text:tab/>🔹 3. ManyToManyField (Many-to-Many Relationship)</text:span></text:p>
      <text:p text:style-name="Text_20_body"><text:span text:style-name="Strong_20_Emphasis"><text:tab/><text:tab/>class Student(models.Model):</text:span></text:p>
      <text:p text:style-name="Text_20_body"><text:span text:style-name="Strong_20_Emphasis"><text:s text:c="4"/><text:tab/><text:tab/><text:tab/>name = models.CharField(max_length=100)</text:span></text:p>
      <text:p text:style-name="Text_20_body"><text:span text:style-name="Strong_20_Emphasis"/></text:p>
      <text:p text:style-name="Text_20_body"><text:span text:style-name="Strong_20_Emphasis"><text:tab/><text:tab/>class Course(models.Model):</text:span></text:p>
      <text:p text:style-name="Text_20_body"><text:span text:style-name="Strong_20_Emphasis"><text:s text:c="4"/><text:tab/><text:tab/><text:tab/>name = models.CharField(max_length=100)</text:span></text:p>
      <text:p text:style-name="Text_20_body"><text:span text:style-name="Strong_20_Emphasis"><text:s text:c="4"/><text:tab/><text:tab/><text:tab/>students = models.ManyToManyField(Student)</text:span></text:p>
      <text:p text:style-name="Text_20_body"><text:span text:style-name="Strong_20_Emphasis">----------------------------------------------------------------------------------------------</text:span></text:p>
      <text:list xml:id="list182149145972866" text:continue-numbering="true" text:style-name="L17">
        <text:list-item>
          <text:p text:style-name="P17">How do you perform database migrations? (<text:span text:style-name="Source_20_Text">makemigrations</text:span>, <text:span text:style-name="Source_20_Text">migrate</text:span>)⚙️ <text:span text:style-name="Strong_20_Emphasis">What are Migrations in Django?</text:span></text:p>
        </text:list-item>
      </text:list>
      <text:p text:style-name="Quotations">Migrations are Django’s way of <text:span text:style-name="Strong_20_Emphasis">syncing your models with your database</text:span>.<text:line-break/>They track changes (add, modify, delete fields/tables) in your models and apply them to the database automatically.</text:p>
      <text:h text:style-name="Heading_20_3" text:outline-level="3">🧩 <text:span text:style-name="Strong_20_Emphasis">1️⃣ makemigrations</text:span></text:h>
      <text:p text:style-name="Text_20_body"><text:tab/>Command:</text:p>
      <text:p text:style-name="P10"><text:span text:style-name="Source_20_Text"><text:tab/>python manage.py makemigrations</text:span></text:p>
      <text:p text:style-name="Text_20_body"><text:tab/>✅ Purpose:</text:p>
      <text:list text:style-name="L58">
        <text:list-item>
          <text:list>
            <text:list-item>
              <text:p text:style-name="P64">Detects <text:span text:style-name="Strong_20_Emphasis">changes in your models.py</text:span></text:p>
            </text:list-item>
            <text:list-item>
              <text:p text:style-name="P64">Creates a <text:span text:style-name="Strong_20_Emphasis">migration file</text:span> inside your app’s <text:span text:style-name="Source_20_Text">migrations/</text:span> folder</text:p>
            </text:list-item>
            <text:list-item>
              <text:p text:style-name="P64">Does <text:span text:style-name="Strong_20_Emphasis">NOT</text:span> affect the database yet.</text:p>
            </text:list-item>
          </text:list>
        </text:list-item>
      </text:list>
      <text:p text:style-name="Text_20_body"><text:tab/>🧠 Think of it as <text:span text:style-name="Strong_20_Emphasis">“plan the change”</text:span></text:p>
      <text:p text:style-name="Text_20_body"><text:span text:style-name="Strong_20_Emphasis"><text:tab/><text:tab/>Migrations for 'books':</text:span></text:p>
      <text:p text:style-name="Text_20_body"><text:span text:style-name="Strong_20_Emphasis"><text:s text:c="2"/><text:tab/><text:tab/>books/migrations/0002_add_author_field.py</text:span></text:p>
      <text:p text:style-name="Text_20_body"><text:span text:style-name="Strong_20_Emphasis"><text:tab/><text:tab/>- Add field author to book</text:span></text:p>
      <text:h text:style-name="Heading_20_2" text:outline-level="2"><text:span text:style-name="Strong_20_Emphasis">🧩 2️⃣ migrate</text:span></text:h>
      <text:p text:style-name="Text_20_body"><text:tab/>Command:</text:p>
      <text:p text:style-name="P10"><text:span text:style-name="Source_20_Text"><text:tab/>python manage.py migrate</text:span></text:p>
      <text:p text:style-name="P10"><text:span text:style-name="Source_20_Text"><text:tab/>✅ Purpose:</text:span></text:p>
      <text:list text:style-name="L59">
        <text:list-item>
          <text:list>
            <text:list-item>
              <text:p text:style-name="P65"><text:soft-page-break/>Applies all <text:span text:style-name="Strong_20_Emphasis">pending migration files</text:span> to the <text:span text:style-name="Strong_20_Emphasis">actual database</text:span>.</text:p>
            </text:list-item>
            <text:list-item>
              <text:p text:style-name="P65">Executes SQL statements (CREATE TABLE, ALTER TABLE, etc.)</text:p>
            </text:list-item>
          </text:list>
        </text:list-item>
      </text:list>
      <text:p text:style-name="Text_20_body"><text:tab/>🧠 Think of it as <text:span text:style-name="Strong_20_Emphasis">“execute the plan”</text:span></text:p>
      <text:p text:style-name="Text_20_body"><text:tab/>Example output:</text:p>
      <text:p text:style-name="P10"><text:span text:style-name="Source_20_Text"><text:tab/>Applying books.0002_add_author_field... OK</text:span></text:p>
      <text:p text:style-name="P10"><text:span text:style-name="Source_20_Text"/></text:p>
      <text:p text:style-name="P10"><text:span text:style-name="Source_20_Text">⚖️ </text:span><text:span text:style-name="Source_20_Text"><text:span text:style-name="Strong_20_Emphasis">Difference Between makemigrations and migrate</text:span></text:span></text:p>
      <text:p text:style-name="P10"><text:span text:style-name="Source_20_Text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Table_20_Heading">Command</text:p>
            </table:table-cell>
            <table:table-cell table:style-name="Table8.A1" office:value-type="string">
              <text:p text:style-name="Table_20_Heading">Action</text:p>
            </table:table-cell>
            <table:table-cell table:style-name="Table8.A1" office:value-type="string">
              <text:p text:style-name="Table_20_Heading">Affects Database?</text:p>
            </table:table-cell>
            <table:table-cell table:style-name="Table8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ource_20_Text">makemigrations</text:span></text:p>
          </table:table-cell>
          <table:table-cell table:style-name="Table8.A1" office:value-type="string">
            <text:p text:style-name="Table_20_Contents">Creates migration files from model changes</text:p>
          </table:table-cell>
          <table:table-cell table:style-name="Table8.A1" office:value-type="string">
            <text:p text:style-name="Table_20_Contents">❌ No</text:p>
          </table:table-cell>
          <table:table-cell table:style-name="Table8.A1" office:value-type="string">
            <text:p text:style-name="Table_20_Contents">Creates plan</text:p>
          </table:table-cell>
        </table:table-row>
        <table:table-row>
          <table:table-cell table:style-name="Table8.A1" office:value-type="string">
            <text:p text:style-name="Table_20_Contents"><text:span text:style-name="Source_20_Text">migrate</text:span></text:p>
          </table:table-cell>
          <table:table-cell table:style-name="Table8.A1" office:value-type="string">
            <text:p text:style-name="Table_20_Contents">Applies migration files to DB</text:p>
          </table:table-cell>
          <table:table-cell table:style-name="Table8.A1" office:value-type="string">
            <text:p text:style-name="Table_20_Contents">✅ Yes</text:p>
          </table:table-cell>
          <table:table-cell table:style-name="Table8.A1" office:value-type="string">
            <text:p text:style-name="Table_20_Contents">Executes plan</text:p>
          </table:table-cell>
        </table:table-row>
      </table:table>
      <text:p text:style-name="P10"><text:span text:style-name="Source_20_Text"/></text:p>
      <text:p text:style-name="P10"><text:span text:style-name="Source_20_Text">🧰 </text:span><text:span text:style-name="Source_20_Text"><text:span text:style-name="Strong_20_Emphasis">Check Current Migration Status</text:span></text:span></text:p>
      <text:p text:style-name="P10"><text:span text:style-name="Source_20_Text">python manage.py showmigrations</text:span></text:p>
      <text:p text:style-name="P10"><text:span text:style-name="Source_20_Text">🔄 </text:span><text:span text:style-name="Source_20_Text"><text:span text:style-name="Strong_20_Emphasis">Rolling Back Migrations (Undo Changes)</text:span></text:span></text:p>
      <text:h text:style-name="P6" text:outline-level="3"><text:span text:style-name="Source_20_Text">🧨 Step 1: Find Your App’s Migration List</text:span></text:h>
      <text:p text:style-name="P10"><text:span text:style-name="Source_20_Text">python manage.py showmigrations your_app_name</text:span></text:p>
      <text:p text:style-name="P10"><text:span text:style-name="Source_20_Text">[✓] 0001_initial</text:span></text:p>
      <text:p text:style-name="P10"><text:span text:style-name="Source_20_Text">[✓] 0002_add_field</text:span></text:p>
      <text:p text:style-name="P10"><text:span text:style-name="Source_20_Text">[✓] 0003_update_model</text:span></text:p>
      <text:p text:style-name="P10"><text:span text:style-name="Source_20_Text">[✓] 0004_more_changes</text:span></text:p>
      <text:p text:style-name="P10"><text:span text:style-name="Source_20_Text">[✓] 0005_temp_table</text:span></text:p>
      <text:p text:style-name="P10"><text:span text:style-name="Source_20_Text">...</text:span></text:p>
      <text:p text:style-name="P10"><text:span text:style-name="Source_20_Text">[✓] 0030_final_change</text:span></text:p>
      <text:p text:style-name="P10"><text:span text:style-name="Source_20_Text">python manage.py migrate your_app_name 0004</text:span></text:p>
      <text:p text:style-name="P10"><text:span text:style-name="Source_20_Text"/></text:p>
      <text:p text:style-name="P10"><text:span text:style-name="Source_20_Text">Shows which migrations are applied ✅ or not ☐.</text:span></text:p>
      <text:p text:style-name="Text_20_body"/>
      <text:h text:style-name="Heading_20_2" text:outline-level="2"><text:soft-page-break/>🧩 Step 1️⃣ — How Django Knows Which Migrations Are Applied</text:h>
      <text:p text:style-name="Text_20_body">When you run:</text:p>
      <text:p text:style-name="P10"><text:span text:style-name="Source_20_Text">python manage.py migrate</text:span></text:p>
      <text:p text:style-name="Text_20_body">Django records <text:span text:style-name="Strong_20_Emphasis">every applied migration</text:span> in a <text:span text:style-name="Strong_20_Emphasis">special table inside your database</text:span> called:</text:p>
      <text:p text:style-name="Quotations">🗄️ <text:span text:style-name="Source_20_Text">django_migrations</text:span></text:p>
      <text:p text:style-name="Horizontal_20_Line"/>
      <text:h text:style-name="Heading_20_3" text:outline-level="3">✅ View It (from Django Shell or DB)</text:h>
      <text:p text:style-name="Text_20_body">You can check which migrations are applied directly using SQL or the Django shell.</text:p>
      <text:p text:style-name="Text_20_body"><text:span text:style-name="Strong_20_Emphasis">Option 1: via Django shell</text:span></text:p>
      <text:p text:style-name="P10"><text:span text:style-name="Source_20_Text">python manage.py dbshell</text:span></text:p>
      <text:p text:style-name="Text_20_body">Then run:</text:p>
      <text:p text:style-name="P10"><text:span text:style-name="Source_20_Text">SELECT * FROM django_migrations;</text:span></text:p>
      <text:p text:style-name="Text_20_body">You’ll see something like:</text:p>
      <text:p text:style-name="P9"><text:span text:style-name="Source_20_Text">id | app <text:s text:c="7"/>| name</text:span></text:p>
      <text:p text:style-name="P11"><text:span text:style-name="Source_20_Text">---+-------------+-----------------------</text:span></text:p>
      <text:p text:style-name="P11"><text:span text:style-name="Source_20_Text">1 <text:s/>| auth <text:s text:c="7"/>| 0001_initial</text:span></text:p>
      <text:p text:style-name="P11"><text:span text:style-name="Source_20_Text">2 <text:s/>| books <text:s text:c="6"/>| 0001_initial</text:span></text:p>
      <text:p text:style-name="P11"><text:span text:style-name="Source_20_Text">3 <text:s/>| books <text:s text:c="6"/>| 0002_add_author_field</text:span></text:p>
      <text:p text:style-name="P11"><text:span text:style-name="Source_20_Text">...</text:span></text:p>
      <text:p text:style-name="P11"><text:span text:style-name="Source_20_Text">14 | books <text:s text:c="6"/>| 0014_update_title_field</text:span></text:p>
      <text:p text:style-name="P12"><text:span text:style-name="Source_20_Text">15 | books <text:s text:c="6"/>| 0015_add_price_column</text:span></text:p>
      <text:p text:style-name="Text_20_body"/>
      <text:p text:style-name="P10"><text:span text:style-name="Source_20_Text"/></text:p>
      <text:h text:style-name="Heading_20_2" text:outline-level="2"><text:span text:style-name="Strong_20_Emphasis">🧩 Step 2️⃣ — How to See Which Migrations Are Applied (from Terminal)</text:span></text:h>
      <text:p text:style-name="Text_20_body">Use:</text:p>
      <text:p text:style-name="P10"><text:span text:style-name="Source_20_Text">python manage.py showmigrations books</text:span></text:p>
      <text:p text:style-name="Text_20_body">Example output:</text:p>
      <text:p text:style-name="P9"><text:span text:style-name="Source_20_Text">books</text:span></text:p>
      <text:p text:style-name="P11"><text:span text:style-name="Source_20_Text"><text:s/>[✓] 0001_initial</text:span></text:p>
      <text:p text:style-name="P11"><text:span text:style-name="Source_20_Text"><text:s/>[✓] 0002_add_author_field</text:span></text:p>
      <text:p text:style-name="P11"><text:span text:style-name="Source_20_Text"><text:s/>[✓] 0003_add_published_date</text:span></text:p>
      <text:p text:style-name="P11"><text:span text:style-name="Source_20_Text"><text:s/>[✓] 0014_update_title_field</text:span></text:p>
      <text:p text:style-name="P12"><text:span text:style-name="Source_20_Text"><text:s/>[ ] 0015_add_price_column</text:span></text:p>
      <text:p text:style-name="Text_20_body"><text:span text:style-name="Strong_20_Emphasis"/></text:p>
      <text:h text:style-name="Heading_20_2" text:outline-level="2"><text:soft-page-break/><text:span text:style-name="Strong_20_Emphasis">🧩 Step 3️⃣ — How to Remove (Unapply) One Specific Migration</text:span></text:h>
      <text:p text:style-name="Text_20_body">You said:</text:p>
      <text:p text:style-name="Quotations">“If I want to remove only the 14th migration — not the 13th or 15th — how?”</text:p>
      <text:p text:style-name="Text_20_body">Here’s the truth 👇<text:line-break/>Django migrations are <text:span text:style-name="Strong_20_Emphasis">sequential</text:span> — each migration depends on the one before it.<text:line-break/>So, you <text:span text:style-name="Strong_20_Emphasis">cannot directly remove only 14th</text:span> if <text:span text:style-name="Strong_20_Emphasis">15th depends on it</text:span>.</text:p>
      <text:p text:style-name="Text_20_body">BUT you can <text:span text:style-name="Strong_20_Emphasis">roll back to the one before (13th)</text:span> — that will <text:span text:style-name="Strong_20_Emphasis">unapply 14th, 15th, etc.</text:span> automatically.</text:p>
      <text:p text:style-name="Horizontal_20_Line"/>
      <text:h text:style-name="Heading_20_3" text:outline-level="3">✅ Command to Roll Back to 13th Migration</text:h>
      <text:p text:style-name="P10"><text:span text:style-name="Source_20_Text">python manage.py migrate books 0013_previous_migration_name</text:span></text:p>
      <text:p text:style-name="Text_20_body">This will:</text:p>
      <text:list text:style-name="L60">
        <text:list-item>
          <text:p text:style-name="P66">Unapply 0014</text:p>
        </text:list-item>
        <text:list-item>
          <text:p text:style-name="P66">Unapply 0015 (and any others that depend on 0014)</text:p>
        </text:list-item>
      </text:list>
      <text:p text:style-name="Text_20_body"><text:span text:style-name="Strong_20_Emphasis"/></text:p>
      <text:h text:style-name="Heading_20_3" text:outline-level="3"><text:span text:style-name="Strong_20_Emphasis">⚙️ If You </text:span><text:span text:style-name="Strong_20_Emphasis"><text:span text:style-name="Emphasis">Really</text:span></text:span><text:span text:style-name="Strong_20_Emphasis"> Need to Delete Only 0014 (Advanced Case)</text:span></text:h>
      <text:list text:style-name="L61">
        <text:list-item>
          <text:p text:style-name="P67"><text:span text:style-name="Strong_20_Emphasis">Make sure 0015 doesn’t depend on 0014.</text:span></text:p>
          <text:list>
            <text:list-item>
              <text:p text:style-name="P67">Open your migration files in <text:span text:style-name="Source_20_Text">/books/migrations/</text:span></text:p>
            </text:list-item>
            <text:list-item>
              <text:p text:style-name="P67">Look for this line at the top:</text:p>
              <text:p text:style-name="P15"><text:span text:style-name="Source_20_Text">dependencies = [</text:span></text:p>
              <text:p text:style-name="P13"><text:span text:style-name="Source_20_Text"><text:s text:c="4"/>('books', '0014_update_title_field'),</text:span></text:p>
              <text:p text:style-name="P14"><text:span text:style-name="Source_20_Text">]</text:span></text:p>
            </text:list-item>
            <text:list-item>
              <text:p text:style-name="P67">If <text:span text:style-name="Source_20_Text">0015</text:span> depends on <text:span text:style-name="Source_20_Text">0014</text:span>, you can’t safely remove 0014 alone.</text:p>
            </text:list-item>
          </text:list>
        </text:list-item>
      </text:list>
      <text:p text:style-name="Text_20_body"><text:span text:style-name="Strong_20_Emphasis">python manage.py migrate books 0013 –fake</text:span></text:p>
      <text:p text:style-name="Text_20_body"><text:span text:style-name="Strong_20_Emphasis"/></text:p>
      <text:p text:style-name="Text_20_body"><text:span text:style-name="Strong_20_Emphasis">🧠 Summary </text:span></text:p>
      <text:p text:style-name="Text_20_body"><text:span text:style-name="Strong_20_Emphasis"/>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Goal</text:p>
            </table:table-cell>
            <table:table-cell table:style-name="Table9.A1" office:value-type="string">
              <text:p text:style-name="Table_20_Heading">Command</text:p>
            </table:table-cell>
          </table:table-row>
        </table:table-header-rows>
        <table:table-row>
          <table:table-cell table:style-name="Table9.A1" office:value-type="string">
            <text:p text:style-name="Table_20_Contents">Show applied/not applied migrations</text:p>
          </table:table-cell>
          <table:table-cell table:style-name="Table9.A1" office:value-type="string">
            <text:p text:style-name="Table_20_Contents"><text:span text:style-name="Source_20_Text">python manage.py showmigrations app_name</text:span></text:p>
          </table:table-cell>
        </table:table-row>
        <table:table-row>
          <table:table-cell table:style-name="Table9.A1" office:value-type="string">
            <text:p text:style-name="Table_20_Contents">Check in DB which migrations are applied</text:p>
          </table:table-cell>
          <table:table-cell table:style-name="Table9.A1" office:value-type="string">
            <text:p text:style-name="Table_20_Contents"><text:span text:style-name="Source_20_Text">SELECT * FROM django_migrations;</text:span></text:p>
          </table:table-cell>
        </table:table-row>
        <table:table-row>
          <table:table-cell table:style-name="Table9.A1" office:value-type="string">
            <text:p text:style-name="Table_20_Contents">Unapply (rollback) to specific migration</text:p>
          </table:table-cell>
          <table:table-cell table:style-name="Table9.A1" office:value-type="string">
            <text:p text:style-name="Table_20_Contents"><text:span text:style-name="Source_20_Text">python manage.py migrate app_name migration_name</text:span></text:p>
          </table:table-cell>
        </table:table-row>
        <text:soft-page-break/>
        <table:table-row>
          <table:table-cell table:style-name="Table9.A1" office:value-type="string">
            <text:p text:style-name="Table_20_Contents">Unapply all migrations</text:p>
          </table:table-cell>
          <table:table-cell table:style-name="Table9.A1" office:value-type="string">
            <text:p text:style-name="Table_20_Contents"><text:span text:style-name="Source_20_Text">python manage.py migrate app_name zero</text:span></text:p>
          </table:table-cell>
        </table:table-row>
        <table:table-row>
          <table:table-cell table:style-name="Table9.A1" office:value-type="string">
            <text:p text:style-name="Table_20_Contents">Fake-unapply (just update DB state, no real DB change)</text:p>
          </table:table-cell>
          <table:table-cell table:style-name="Table9.A1" office:value-type="string">
            <text:p text:style-name="Table_20_Contents"><text:span text:style-name="Source_20_Text">python manage.py migrate app_name migration_name --fake</text:span></text:p>
          </table:table-cell>
        </table:table-row>
      </table:table>
      <text:p text:style-name="Text_20_body"><text:span text:style-name="Strong_20_Emphasis">------------------------------------------------------------------------------------------------------------------------</text:span></text:p>
      <text:p text:style-name="Quotations"/>
      <text:p text:style-name="Quotations"/>
      <text:list text:continue-list="list182149145972866" text:style-name="L17">
        <text:list-header>
          <text:p text:style-name="P17"/>
        </text:list-header>
        <text:list-item>
          <text:p text:style-name="P17">How to filter, update, and delete data using ORM?</text:p>
          <text:list>
            <text:list-item>
              <text:list>
                <text:list-header>
                  <text:p text:style-name="P17"># Django ORM full CRUD in one go</text:p>
                </text:list-header>
                <text:list-item>
                  <text:p text:style-name="P17"/>
                </text:list-item>
                <text:list-item>
                  <text:p text:style-name="P17"># CREATE</text:p>
                </text:list-item>
                <text:list-item>
                  <text:p text:style-name="P17">book = Book.objects.create(title="Django Mastery", author="Ankit", price=500)</text:p>
                </text:list-item>
                <text:list-item>
                  <text:p text:style-name="P17"/>
                </text:list-item>
                <text:list-item>
                  <text:p text:style-name="P17"># READ</text:p>
                </text:list-item>
                <text:list-item>
                  <text:p text:style-name="P17">books = Book.objects.filter(author="Ankit")</text:p>
                </text:list-item>
                <text:list-item>
                  <text:p text:style-name="P17"/>
                </text:list-item>
                <text:list-item>
                  <text:p text:style-name="P17"># UPDATE</text:p>
                </text:list-item>
                <text:list-item>
                  <text:p text:style-name="P17">Book.objects.filter(id=book.id).update(price=900)</text:p>
                </text:list-item>
                <text:list-item>
                  <text:p text:style-name="P17"/>
                </text:list-item>
                <text:list-item>
                  <text:p text:style-name="P17"># DELETE</text:p>
                </text:list-item>
                <text:list-item>
                  <text:p text:style-name="P17">Book.objects.filter(id=book.id).delete()</text:p>
                </text:list-item>
              </text:list>
            </text:list-item>
          </text:list>
        </text:list-item>
      </text:list>
      <text:p text:style-name="Text_20_body"><text:tab/>Book.objects.create(title="Django", author="Ankit", price=500)</text:p>
      <text:p text:style-name="Text_20_body"><text:tab/><text:span text:style-name="T2">B</text:span>ook.objects.filter(author="Ankit").update(price=800)</text:p>
      <text:p text:style-name="Text_20_body"><text:tab/>Book.objects.filter(author="Ankit").delete()</text:p>
      <text:p text:style-name="Text_20_body">---------------------------------------------------------------------------------------------------</text:p>
      <text:list xml:id="list182150550269286" text:continue-numbering="true" text:style-name="L17">
        <text:list-item>
          <text:p text:style-name="P17">Difference between <text:span text:style-name="Source_20_Text">select_related</text:span> and <text:span text:style-name="Source_20_Text">prefetch_related</text:span>.</text:p>
          <text:list>
            <text:list-header>
              <text:h text:style-name="P2" text:outline-level="2">⚙️ <text:span text:style-name="Strong_20_Emphasis">Goal: Avoid N+1 Query Problem</text:span></text:h>
            </text:list-header>
          </text:list>
        </text:list-item>
      </text:list>
      <text:p text:style-name="Text_20_body"><text:tab/><text:tab/>Normally, when you loop through related objects (like accessing <text:tab/><text:tab/><text:tab/><text:tab/><text:tab/><text:span text:style-name="Source_20_Text">book.author.name</text:span>), Django runs a <text:span text:style-name="Strong_20_Emphasis">new query</text:span> for each related record.</text:p>
      <text:p text:style-name="Text_20_body"><text:tab/><text:tab/>That’s slow!<text:line-break/><text:tab/><text:tab/><text:tab/>So Django gives us two optimization tools:</text:p>
      <text:list text:style-name="L62">
        <text:list-item>
          <text:list>
            <text:list-item>
              <text:list>
                <text:list-item>
                  <text:p text:style-name="P68"><text:soft-page-break/><text:span text:style-name="Source_20_Text">select_related()</text:span> → for <text:span text:style-name="Strong_20_Emphasis">ForeignKey / OneToOne</text:span></text:p>
                </text:list-item>
                <text:list-item>
                  <text:p text:style-name="P68"><text:span text:style-name="Source_20_Text">prefetch_related()</text:span> → for <text:span text:style-name="Strong_20_Emphasis">ManyToMany / reverse ForeignKey</text:span></text:p>
                </text:list-item>
              </text:list>
            </text:list-item>
          </text:list>
        </text:list-item>
      </text:list>
      <text:h text:style-name="Heading_20_2" text:outline-level="2">🧩 <text:span text:style-name="Strong_20_Emphasis">1️⃣ select_related()</text:span></text:h>
      <text:h text:style-name="Heading_20_4" text:outline-level="4"><text:tab/>✅ <text:span text:style-name="Strong_20_Emphasis">Used for:</text:span></text:h>
      <text:p text:style-name="Text_20_body"><text:span text:style-name="Source_20_Text"><text:tab/>ForeignKey</text:span> and <text:span text:style-name="Source_20_Text">OneToOneField</text:span> relationships.</text:p>
      <text:h text:style-name="Heading_20_3" text:outline-level="3">⚙️ <text:span text:style-name="Strong_20_Emphasis">How it works:</text:span></text:h>
      <text:list text:style-name="L63">
        <text:list-item>
          <text:p text:style-name="P69">Performs a <text:span text:style-name="Strong_20_Emphasis">SQL JOIN</text:span></text:p>
        </text:list-item>
        <text:list-item>
          <text:p text:style-name="P69">Fetches <text:span text:style-name="Strong_20_Emphasis">related object in a single query</text:span></text:p>
        </text:list-item>
      </text:list>
      <text:h text:style-name="Heading_20_3" text:outline-level="3">💡 <text:span text:style-name="Strong_20_Emphasis">Example:</text:span></text:h>
      <text:p text:style-name="P9"><text:span text:style-name="Source_20_Text"><text:tab/>books = Book.objects.select_related('author').all()</text:span></text:p>
      <text:p text:style-name="P11"/>
      <text:p text:style-name="P11"><text:span text:style-name="Source_20_Text"><text:tab/>for b in books:</text:span></text:p>
      <text:p text:style-name="P12"><text:span text:style-name="Source_20_Text"><text:s text:c="4"/><text:tab/>print(b.title, b.author.name)</text:span></text:p>
      <text:p text:style-name="Text_20_body">🔍 <text:span text:style-name="Strong_20_Emphasis">SQL behind the scenes:</text:span></text:p>
      <text:p text:style-name="P9"><text:span text:style-name="Source_20_Text"><text:tab/>SELECT book.title, author.name</text:span></text:p>
      <text:p text:style-name="P11"><text:span text:style-name="Source_20_Text"><text:tab/>FROM book</text:span></text:p>
      <text:p text:style-name="P12"><text:span text:style-name="Source_20_Text"><text:tab/>JOIN author ON book.author_id = author.id;</text:span></text:p>
      <text:p text:style-name="P70"><text:span text:style-name="Source_20_Text">✅ Only </text:span><text:span text:style-name="Source_20_Text"><text:span text:style-name="Strong_20_Emphasis">1 query</text:span></text:span><text:span text:style-name="Source_20_Text"> is executed, even if there are 100 books.</text:span></text:p>
      <text:p text:style-name="Horizontal_20_Line"/>
      <text:h text:style-name="Heading_20_3" text:outline-level="3">❌ Without select_related:</text:h>
      <text:p text:style-name="P9"><text:span text:style-name="Source_20_Text"><text:tab/>books = Book.objects.all()</text:span></text:p>
      <text:p text:style-name="P11"><text:span text:style-name="Source_20_Text"><text:tab/>for b in books:</text:span></text:p>
      <text:p text:style-name="P12"><text:span text:style-name="Source_20_Text"><text:s text:c="4"/><text:tab/><text:tab/>print(b.author.name)</text:span></text:p>
      <text:p text:style-name="Text_20_body"><text:tab/>Django runs <text:span text:style-name="Strong_20_Emphasis">1 query for books + 100 queries for authors = 101 queries (N+1 problem)</text:span>.</text:p>
      <text:p text:style-name="Text_20_body"/>
      <text:h text:style-name="Heading_20_2" text:outline-level="2">🧩 <text:span text:style-name="Strong_20_Emphasis">2️⃣ prefetch_related()</text:span></text:h>
      <text:h text:style-name="Heading_20_3" text:outline-level="3">✅ <text:span text:style-name="Strong_20_Emphasis">Used for:</text:span></text:h>
      <text:p text:style-name="Text_20_body"><text:span text:style-name="Source_20_Text"><text:tab/>ManyToManyField</text:span> or reverse <text:span text:style-name="Source_20_Text">ForeignKey</text:span> relationships.</text:p>
      <text:h text:style-name="Heading_20_3" text:outline-level="3">⚙️ <text:span text:style-name="Strong_20_Emphasis">How it works:</text:span></text:h>
      <text:list text:style-name="L64">
        <text:list-item>
          <text:p text:style-name="P71">Executes <text:span text:style-name="Strong_20_Emphasis">two separate queries</text:span></text:p>
        </text:list-item>
        <text:list-item>
          <text:p text:style-name="P71">Uses Python to join the results in memory</text:p>
        </text:list-item>
      </text:list>
      <text:h text:style-name="Heading_20_3" text:outline-level="3"><text:soft-page-break/>💡 <text:span text:style-name="Strong_20_Emphasis">Example:</text:span></text:h>
      <text:p text:style-name="P9"><text:span text:style-name="Source_20_Text"><text:tab/>authors = Author.objects.prefetch_related('book_set').all()</text:span></text:p>
      <text:p text:style-name="P11"/>
      <text:p text:style-name="P11"><text:span text:style-name="Source_20_Text"><text:tab/>for a in authors:</text:span></text:p>
      <text:p text:style-name="P12"><text:span text:style-name="Source_20_Text"><text:s text:c="4"/><text:tab/><text:tab/>print(a.name, [b.title for b in a.book_set.all()])</text:span></text:p>
      <text:p text:style-name="Text_20_body">🔍 <text:span text:style-name="Strong_20_Emphasis">SQL behind the scenes:</text:span></text:p>
      <text:p text:style-name="P9"><text:span text:style-name="Source_20_Text"><text:tab/>-- Query 1</text:span></text:p>
      <text:p text:style-name="P11"><text:span text:style-name="Source_20_Text"><text:tab/>SELECT * FROM author;</text:span></text:p>
      <text:p text:style-name="P11"/>
      <text:p text:style-name="P11"><text:span text:style-name="Source_20_Text"><text:tab/>-- Query 2</text:span></text:p>
      <text:p text:style-name="P12"><text:span text:style-name="Source_20_Text"><text:tab/>SELECT * FROM book WHERE author_id IN (1,2,3,...);</text:span></text:p>
      <text:p text:style-name="Text_20_body"><text:tab/>✅ Only <text:span text:style-name="Strong_20_Emphasis">2 queries</text:span>, not one per author.</text:p>
      <text:p text:style-name="Text_20_body"/>
      <text:p text:style-name="Text_20_body">⚖️ <text:span text:style-name="Strong_20_Emphasis">Difference Summary Table</text:span></text:p>
      <text:p text:style-name="Text_20_body"><text:span text:style-name="Strong_20_Emphasis"/>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Table_20_Heading">Feature</text:p>
            </table:table-cell>
            <table:table-cell table:style-name="Table10.A1" office:value-type="string">
              <text:p text:style-name="Table_20_Heading"><text:span text:style-name="Source_20_Text">select_related()</text:span></text:p>
            </table:table-cell>
            <table:table-cell table:style-name="Table10.A1" office:value-type="string">
              <text:p text:style-name="Table_20_Heading"><text:span text:style-name="Source_20_Text">prefetch_related()</text:span></text:p>
            </table:table-cell>
          </table:table-row>
        </table:table-header-rows>
        <table:table-row>
          <table:table-cell table:style-name="Table10.A1" office:value-type="string">
            <text:p text:style-name="Table_20_Contents">Works with</text:p>
          </table:table-cell>
          <table:table-cell table:style-name="Table10.A1" office:value-type="string">
            <text:p text:style-name="Table_20_Contents"><text:span text:style-name="Source_20_Text">ForeignKey</text:span>, <text:span text:style-name="Source_20_Text">OneToOneField</text:span></text:p>
          </table:table-cell>
          <table:table-cell table:style-name="Table10.A1" office:value-type="string">
            <text:p text:style-name="Table_20_Contents"><text:span text:style-name="Source_20_Text">ManyToManyField</text:span>, reverse <text:span text:style-name="Source_20_Text">ForeignKey</text:span></text:p>
          </table:table-cell>
        </table:table-row>
        <table:table-row>
          <table:table-cell table:style-name="Table10.A1" office:value-type="string">
            <text:p text:style-name="Table_20_Contents">Queries used</text:p>
          </table:table-cell>
          <table:table-cell table:style-name="Table10.A1" office:value-type="string">
            <text:p text:style-name="Table_20_Contents">Single query (JOIN)</text:p>
          </table:table-cell>
          <table:table-cell table:style-name="Table10.A1" office:value-type="string">
            <text:p text:style-name="Table_20_Contents">Multiple queries (joined in Python)</text:p>
          </table:table-cell>
        </table:table-row>
        <table:table-row>
          <table:table-cell table:style-name="Table10.A1" office:value-type="string">
            <text:p text:style-name="Table_20_Contents">Performance</text:p>
          </table:table-cell>
          <table:table-cell table:style-name="Table10.A1" office:value-type="string">
            <text:p text:style-name="Table_20_Contents">Faster for one-to-one joins</text:p>
          </table:table-cell>
          <table:table-cell table:style-name="Table10.A1" office:value-type="string">
            <text:p text:style-name="Table_20_Contents">Better for large many-to-many sets</text:p>
          </table:table-cell>
        </table:table-row>
        <table:table-row>
          <table:table-cell table:style-name="Table10.A1" office:value-type="string">
            <text:p text:style-name="Table_20_Contents">SQL JOIN</text:p>
          </table:table-cell>
          <table:table-cell table:style-name="Table10.A1" office:value-type="string">
            <text:p text:style-name="Table_20_Contents">Yes</text:p>
          </table:table-cell>
          <table:table-cell table:style-name="Table10.A1" office:value-type="string">
            <text:p text:style-name="Table_20_Contents">No (uses separate queries)</text:p>
          </table:table-cell>
        </table:table-row>
        <table:table-row>
          <table:table-cell table:style-name="Table10.A1" office:value-type="string">
            <text:p text:style-name="Table_20_Contents">Example</text:p>
          </table:table-cell>
          <table:table-cell table:style-name="Table10.A1" office:value-type="string">
            <text:p text:style-name="Table_20_Contents"><text:span text:style-name="Source_20_Text">Book.objects.select_related('author')</text:span></text:p>
          </table:table-cell>
          <table:table-cell table:style-name="Table10.A1" office:value-type="string">
            <text:p text:style-name="Table_20_Contents"><text:span text:style-name="Source_20_Text">Author.objects.prefetch_related('book_set')</text:span></text:p>
          </table:table-cell>
        </table:table-row>
      </table:table>
      <text:p text:style-name="Text_20_body"><text:span text:style-name="Strong_20_Emphasis"/></text:p>
      <text:p text:style-name="Text_20_body"/>
      <text:p text:style-name="P12"><text:span text:style-name="Source_20_Text"/></text:p>
      <text:p text:style-name="Text_20_body"/>
      <text:list xml:id="list182150609597759" text:continue-list="list182150550269286" text:style-name="L17">
        <text:list-item>
          <text:p text:style-name="P18">What are querysets? Are they lazy or eager?</text:p>
          <text:p text:style-name="P18">🧩 <text:span text:style-name="Strong_20_Emphasis">What is a QuerySet?</text:span></text:p>
        </text:list-item>
      </text:list>
      <text:p text:style-name="Quotations"><text:tab/>A <text:span text:style-name="Strong_20_Emphasis">QuerySet</text:span> is a <text:span text:style-name="Strong_20_Emphasis">collection of database queries</text:span> — it represents a set of objects <text:s text:c="2"/><text:tab/>retrieved from your database using Django ORM.</text:p>
      <text:p text:style-name="Quotations">In simple words:<text:line-break/>👉 It’s like a <text:span text:style-name="Strong_20_Emphasis">list of model objects</text:span>, but it’s <text:span text:style-name="Strong_20_Emphasis">lazy</text:span> (doesn’t hit the database immediately).</text:p>
      <text:p text:style-name="Quotations"/>
      <text:h text:style-name="Heading_20_3" text:outline-level="3">💡 Example</text:h>
      <text:p text:style-name="P9"><text:span text:style-name="Source_20_Text"><text:tab/>from books.models import Book</text:span></text:p>
      <text:p text:style-name="P11"/>
      <text:p text:style-name="P12"><text:span text:style-name="Source_20_Text"><text:tab/>qs = Book.objects.all() <text:s/># This is a QuerySet</text:span></text:p>
      <text:p text:style-name="P70"><text:soft-page-break/><text:span text:style-name="Source_20_Text">At this point:</text:span></text:p>
      <text:list text:style-name="L66">
        <text:list-item>
          <text:p text:style-name="P72">✅ <text:span text:style-name="Source_20_Text">qs</text:span> is a <text:span text:style-name="Strong_20_Emphasis">QuerySet object</text:span></text:p>
        </text:list-item>
        <text:list-item>
          <text:p text:style-name="P72">❌ No query has been executed yet</text:p>
        </text:list-item>
      </text:list>
      <text:p text:style-name="P73">Only when you <text:span text:style-name="Emphasis">actually use the data</text:span> (like iterating or converting to list), Django runs the SQL query.</text:p>
      <text:p text:style-name="P73">⚙️ <text:span text:style-name="Strong_20_Emphasis">QuerySet = SQL Generator</text:span></text:p>
      <text:p text:style-name="Text_20_body">Internally, Django ORM translates QuerySets into SQL.</text:p>
      <text:p text:style-name="P74">Example </text:p>
      <text:p text:style-name="P74"><text:tab/>qs = Book.objects.filter(author="Ankit")</text:p>
      <text:p text:style-name="P74"><text:tab/>print(qs.query)</text:p>
      <text:p text:style-name="P74">Output:</text:p>
      <text:p text:style-name="P10"><text:span text:style-name="Source_20_Text"><text:tab/>SELECT * FROM book WHERE author = 'Ankit';</text:span></text:p>
      <text:h text:style-name="P3" text:outline-level="2"><text:span text:style-name="Source_20_Text">🧠 </text:span><text:span text:style-name="Source_20_Text"><text:span text:style-name="Strong_20_Emphasis">Are QuerySets Lazy or Eager?</text:span></text:span></text:h>
      <text:p text:style-name="Text_20_body">✅ <text:span text:style-name="Strong_20_Emphasis">They are LAZY by default.</text:span></text:p>
      <text:p text:style-name="Text_20_body">That means:</text:p>
      <text:p text:style-name="Quotations">Django will <text:span text:style-name="Strong_20_Emphasis">not hit the database</text:span> until you <text:span text:style-name="Emphasis">need the data.</text:span></text:p>
      <text:p text:style-name="Horizontal_20_Line"/>
      <text:h text:style-name="Heading_20_3" text:outline-level="3">⚙️ <text:span text:style-name="Strong_20_Emphasis">When the Query Actually Executes</text:span></text:h>
      <text:p text:style-name="P10"><text:span text:style-name="Source_20_Text">The query is executed only when the data is </text:span><text:span text:style-name="Source_20_Text"><text:span text:style-name="Strong_20_Emphasis">evaluated</text:span></text:span><text:span text:style-name="Source_20_Text"> — for example:</text:span></text:p>
      <text:p text:style-name="P10"><text:span text:style-name="Source_20_Text"/>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Operation</text:p>
            </table:table-cell>
            <table:table-cell table:style-name="Table11.A1" office:value-type="string">
              <text:p text:style-name="Table_20_Heading">Executes Query?</text:p>
            </table:table-cell>
          </table:table-row>
        </table:table-header-rows>
        <table:table-row>
          <table:table-cell table:style-name="Table11.A1" office:value-type="string">
            <text:p text:style-name="Table_20_Contents">Iteration (<text:span text:style-name="Source_20_Text">for book in qs</text:span>)</text:p>
          </table:table-cell>
          <table:table-cell table:style-name="Table11.A1" office:value-type="string">
            <text:p text:style-name="Table_20_Contents">✅ Yes</text:p>
          </table:table-cell>
        </table:table-row>
        <table:table-row>
          <table:table-cell table:style-name="Table11.A1" office:value-type="string">
            <text:p text:style-name="Table_20_Contents">Slicing (<text:span text:style-name="Source_20_Text">qs[:5]</text:span>)</text:p>
          </table:table-cell>
          <table:table-cell table:style-name="Table11.A1" office:value-type="string">
            <text:p text:style-name="Table_20_Contents">✅ Yes</text:p>
          </table:table-cell>
        </table:table-row>
        <table:table-row>
          <table:table-cell table:style-name="Table11.A1" office:value-type="string">
            <text:p text:style-name="Table_20_Contents">Converting to list (<text:span text:style-name="Source_20_Text">list(qs)</text:span>)</text:p>
          </table:table-cell>
          <table:table-cell table:style-name="Table11.A1" office:value-type="string">
            <text:p text:style-name="Table_20_Contents">✅ Yes</text:p>
          </table:table-cell>
        </table:table-row>
        <table:table-row>
          <table:table-cell table:style-name="Table11.A1" office:value-type="string">
            <text:p text:style-name="Table_20_Contents">Calling <text:span text:style-name="Source_20_Text">len(qs)</text:span></text:p>
          </table:table-cell>
          <table:table-cell table:style-name="Table11.A1" office:value-type="string">
            <text:p text:style-name="Table_20_Contents">✅ Yes</text:p>
          </table:table-cell>
        </table:table-row>
        <table:table-row>
          <table:table-cell table:style-name="Table11.A1" office:value-type="string">
            <text:p text:style-name="Table_20_Contents">Accessing an element (<text:span text:style-name="Source_20_Text">qs[0]</text:span>)</text:p>
          </table:table-cell>
          <table:table-cell table:style-name="Table11.A1" office:value-type="string">
            <text:p text:style-name="Table_20_Contents">✅ Yes</text:p>
          </table:table-cell>
        </table:table-row>
        <table:table-row>
          <table:table-cell table:style-name="Table11.A1" office:value-type="string">
            <text:p text:style-name="Table_20_Contents">Calling <text:span text:style-name="Source_20_Text">.exists()</text:span> or <text:span text:style-name="Source_20_Text">.count()</text:span></text:p>
          </table:table-cell>
          <table:table-cell table:style-name="Table11.A1" office:value-type="string">
            <text:p text:style-name="Table_20_Contents">✅ Yes</text:p>
          </table:table-cell>
        </table:table-row>
        <table:table-row>
          <table:table-cell table:style-name="Table11.A1" office:value-type="string">
            <text:p text:style-name="Table_20_Contents">Printing <text:span text:style-name="Source_20_Text">qs.query</text:span></text:p>
          </table:table-cell>
          <table:table-cell table:style-name="Table11.A1" office:value-type="string">
            <text:p text:style-name="Table_20_Contents">❌ No — just prints SQL, doesn’t execute</text:p>
          </table:table-cell>
        </table:table-row>
      </table:table>
      <text:p text:style-name="P10"><text:span text:style-name="Source_20_Text"/></text:p>
      <text:h text:style-name="P6" text:outline-level="3"><text:span text:style-name="Source_20_Text">Example of Laziness</text:span></text:h>
      <text:p text:style-name="P9"><text:span text:style-name="Source_20_Text">qs = Book.objects.filter(price__gt=500)</text:span></text:p>
      <text:p text:style-name="P11"><text:span text:style-name="Source_20_Text"># No DB query yet</text:span></text:p>
      <text:p text:style-name="P11"/>
      <text:p text:style-name="P11"><text:span text:style-name="Source_20_Text"><text:tab/>for book in qs: <text:s/># Query runs here!</text:span></text:p>
      <text:p text:style-name="P12"><text:soft-page-break/><text:span text:style-name="Source_20_Text"><text:s text:c="4"/><text:tab/>print(book.title)</text:span></text:p>
      <text:p text:style-name="P12"><text:span text:style-name="Source_20_Text"/></text:p>
      <text:h text:style-name="P4" text:outline-level="2"><text:span text:style-name="Source_20_Text">⚡ </text:span><text:span text:style-name="Source_20_Text"><text:span text:style-name="Strong_20_Emphasis">Why Laziness Is Good</text:span></text:span></text:h>
      <text:list text:style-name="L67">
        <text:list-item>
          <text:p text:style-name="P75">🧠 Efficient — Django builds queries step-by-step</text:p>
        </text:list-item>
        <text:list-item>
          <text:p text:style-name="P75">🚀 You can chain filters without running multiple queries</text:p>
        </text:list-item>
      </text:list>
      <text:h text:style-name="P7" text:outline-level="3"><text:span text:style-name="Source_20_Text">Example:</text:span></text:h>
      <text:p text:style-name="P9"><text:span text:style-name="Source_20_Text">qs = Book.objects.filter(author="Ankit") <text:s/># still no query</text:span></text:p>
      <text:p text:style-name="P11"><text:span text:style-name="Source_20_Text">qs = qs.filter(price__lt=1000) <text:s text:c="11"/># still no query</text:span></text:p>
      <text:p text:style-name="P12"><text:span text:style-name="Source_20_Text">books = list(qs) <text:s text:c="25"/># query runs here once</text:span></text:p>
      <text:p text:style-name="P12"><text:span text:style-name="Source_20_Text">✅ </text:span><text:span text:style-name="Source_20_Text"><text:span text:style-name="Strong_20_Emphasis">Summary Table</text:span></text:span></text:p>
      <text:p text:style-name="P12"><text:span text:style-name="Source_20_Text"/>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Table_20_Heading">Feature</text:p>
            </table:table-cell>
            <table:table-cell table:style-name="Table1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2.A1" office:value-type="string">
            <text:p text:style-name="Table_20_Contents"><text:span text:style-name="Strong_20_Emphasis">What</text:span></text:p>
          </table:table-cell>
          <table:table-cell table:style-name="Table12.A1" office:value-type="string">
            <text:p text:style-name="Table_20_Contents">Django ORM representation of SQL queries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Type</text:span></text:p>
          </table:table-cell>
          <table:table-cell table:style-name="Table12.A1" office:value-type="string">
            <text:p text:style-name="Table_20_Contents">Iterable object (like a list of model instances)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Lazy?</text:span></text:p>
          </table:table-cell>
          <table:table-cell table:style-name="Table12.A1" office:value-type="string">
            <text:p text:style-name="Table_20_Contents">Yes — until evaluated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Executes when</text:span></text:p>
          </table:table-cell>
          <table:table-cell table:style-name="Table12.A1" office:value-type="string">
            <text:p text:style-name="Table_20_Contents">Iterated, sliced, converted to list, count, etc.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Why Lazy?</text:span></text:p>
          </table:table-cell>
          <table:table-cell table:style-name="Table12.A1" office:value-type="string">
            <text:p text:style-name="Table_20_Contents">Performance optimization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Can chain filters?</text:span></text:p>
          </table:table-cell>
          <table:table-cell table:style-name="Table12.A1" office:value-type="string">
            <text:p text:style-name="Table_20_Contents">Yes, builds SQL efficiently before running</text:p>
          </table:table-cell>
        </table:table-row>
      </table:table>
      <text:p text:style-name="P12"><text:span text:style-name="Source_20_Text"/></text:p>
      <text:h text:style-name="P3" text:outline-level="2"><text:span text:style-name="Source_20_Text">💬 </text:span><text:span text:style-name="Source_20_Text"><text:span text:style-name="Strong_20_Emphasis">In Short:</text:span></text:span></text:h>
      <text:p text:style-name="Quotations">A <text:span text:style-name="Strong_20_Emphasis">QuerySet</text:span> is Django’s ORM object that represents a database query.<text:line-break/>It is <text:span text:style-name="Strong_20_Emphasis">lazy</text:span> — Django doesn’t hit the database until you <text:span text:style-name="Emphasis">actually use the data.</text:span></text:p>
      <text:p text:style-name="P10"><text:span text:style-name="Source_20_Text"/></text:p>
      <text:p text:style-name="P74">------------------------------------------------------------------------------------------------------------------</text:p>
      <text:list xml:id="list182149170717951" text:continue-list="list182150609597759" text:style-name="L17">
        <text:list-header>
          <text:p text:style-name="P17"/>
        </text:list-header>
        <text:list-item>
          <text:p text:style-name="P18">How to use <text:span text:style-name="Source_20_Text">Q</text:span> objects and <text:span text:style-name="Source_20_Text">F</text:span> expressions?</text:p>
          <text:p text:style-name="P18">🧠 <text:span text:style-name="Strong_20_Emphasis">Q Objects and F Expressions — Overview</text:span></text:p>
        </text:list-item>
      </text:list>
      <text:p text:style-name="Text_20_body"><text:tab/>Both are advanced Django ORM tools for <text:span text:style-name="Strong_20_Emphasis">complex queries</text:span> and <text:span text:style-name="Strong_20_Emphasis">field-to-field operations</text:span>.</text:p>
      <text:p text:style-name="Text_20_body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Table_20_Heading">Concept</text:p>
            </table:table-cell>
            <table:table-cell table:style-name="Table13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3.A1" office:value-type="string">
            <text:p text:style-name="Table_20_Contents"><text:span text:style-name="Strong_20_Emphasis">Q objects</text:span></text:p>
          </table:table-cell>
          <table:table-cell table:style-name="Table13.A1" office:value-type="string">
            <text:p text:style-name="Table_20_Contents">Combine filters using logical operators (<text:span text:style-name="Source_20_Text">AND</text:span>, <text:span text:style-name="Source_20_Text">OR</text:span>, <text:span text:style-name="Source_20_Text">NOT</text:span>)</text:p>
          </table:table-cell>
        </table:table-row>
        <table:table-row>
          <table:table-cell table:style-name="Table13.A1" office:value-type="string">
            <text:p text:style-name="Table_20_Contents"><text:span text:style-name="Strong_20_Emphasis">F expressions</text:span></text:p>
          </table:table-cell>
          <table:table-cell table:style-name="Table13.A1" office:value-type="string">
            <text:p text:style-name="Table_20_Contents">Refer to model fields directly in queries (no hardcoded values)</text:p>
          </table:table-cell>
        </table:table-row>
      </table:table>
      <text:h text:style-name="Heading_20_2" text:outline-level="2"><text:soft-page-break/>🧩 <text:span text:style-name="Strong_20_Emphasis">1️⃣ Q Objects — Complex Filtering</text:span></text:h>
      <text:h text:style-name="Heading_20_3" text:outline-level="3">👉 Normal filtering</text:h>
      <text:p text:style-name="P10"><text:span text:style-name="Source_20_Text">Book.objects.filter(author="Ankit", price__lt=500)</text:span></text:p>
      <text:p text:style-name="Text_20_body">This is an <text:span text:style-name="Strong_20_Emphasis">AND</text:span> condition (both must match).</text:p>
      <text:p text:style-name="Text_20_body"/>
      <text:h text:style-name="Heading_20_3" text:outline-level="3">💡 Problem:</text:h>
      <text:p text:style-name="Text_20_body">What if you want <text:span text:style-name="Strong_20_Emphasis">OR</text:span> conditions, like<text:line-break/>“Books where author is <text:span text:style-name="Emphasis">Ankit</text:span> OR price &lt; 500”?</text:p>
      <text:p text:style-name="Horizontal_20_Line"/>
      <text:h text:style-name="Heading_20_3" text:outline-level="3">✅ Solution — Use Q Objects</text:h>
      <text:p text:style-name="P9"><text:span text:style-name="Source_20_Text">from django.db.models import Q</text:span></text:p>
      <text:p text:style-name="P11"/>
      <text:p text:style-name="P12"><text:span text:style-name="Source_20_Text">Book.objects.filter(Q(author="Ankit") | Q(price__lt=500))</text:span></text:p>
      <text:h text:style-name="Heading_20_3" text:outline-level="3">💥 Explanation:</text:h>
      <text:list text:style-name="L68">
        <text:list-item>
          <text:p text:style-name="P76"><text:span text:style-name="Source_20_Text">Q()</text:span> allows <text:span text:style-name="Strong_20_Emphasis">complex conditions</text:span>.</text:p>
        </text:list-item>
        <text:list-item>
          <text:p text:style-name="P76"><text:span text:style-name="Source_20_Text">|</text:span> = OR</text:p>
        </text:list-item>
        <text:list-item>
          <text:p text:style-name="P76"><text:span text:style-name="Source_20_Text">&amp;</text:span> = AND</text:p>
        </text:list-item>
        <text:list-item>
          <text:p text:style-name="P76"><text:span text:style-name="Source_20_Text">~</text:span> = NOT</text:p>
        </text:list-item>
      </text:list>
      <text:h text:style-name="Heading_20_3" text:outline-level="3">🔧 Examples</text:h>
      <text:p text:style-name="P9"><text:span text:style-name="Source_20_Text"># Books by Ankit OR with price less than 500</text:span></text:p>
      <text:p text:style-name="P11"><text:span text:style-name="Source_20_Text"><text:tab/>Book.objects.filter(Q(author="Ankit") | Q(price__lt=500))</text:span></text:p>
      <text:p text:style-name="P11"/>
      <text:p text:style-name="P11"><text:span text:style-name="Source_20_Text"># Books by Ankit AND published in 2024</text:span></text:p>
      <text:p text:style-name="P11"><text:span text:style-name="Source_20_Text"><text:tab/>Book.objects.filter(Q(author="Ankit") &amp; Q(year=2024))</text:span></text:p>
      <text:p text:style-name="P11"/>
      <text:p text:style-name="P11"><text:span text:style-name="Source_20_Text"># Books NOT by Ankit</text:span></text:p>
      <text:p text:style-name="P12"><text:span text:style-name="Source_20_Text"><text:tab/>Book.objects.filter(~Q(author="Ankit"))</text:span></text:p>
      <text:p text:style-name="P12"><text:span text:style-name="Source_20_Text"/></text:p>
      <text:h text:style-name="P4" text:outline-level="2"><text:span text:style-name="Source_20_Text">🧩 </text:span><text:span text:style-name="Source_20_Text"><text:span text:style-name="Strong_20_Emphasis">2️⃣ F Expressions — Field-to-Field Comparison</text:span></text:span></text:h>
      <text:p text:style-name="Text_20_body">Sometimes you want to compare fields <text:span text:style-name="Strong_20_Emphasis">inside the same row</text:span> — not against fixed values.</text:p>
      <text:h text:style-name="P7" text:outline-level="3"><text:span text:style-name="Source_20_Text">👉 Example Problem:</text:span></text:h>
      <text:p text:style-name="Text_20_body">Find books where <text:span text:style-name="Source_20_Text">discount_price</text:span> is less than <text:span text:style-name="Source_20_Text">price</text:span>.</text:p>
      <text:h text:style-name="Heading_20_3" text:outline-level="3"><text:soft-page-break/>❌ Wrong (this compares Python variables, not DB fields)</text:h>
      <text:p text:style-name="P10"><text:span text:style-name="Source_20_Text">Book.objects.filter(discount_price &lt; price)</text:span></text:p>
      <text:h text:style-name="P7" text:outline-level="3"><text:span text:style-name="Source_20_Text">✅ Correct — Use F Expressions</text:span></text:h>
      <text:p text:style-name="P9"><text:span text:style-name="Source_20_Text">from django.db.models import F</text:span></text:p>
      <text:p text:style-name="P11"/>
      <text:p text:style-name="P12"><text:span text:style-name="Source_20_Text">Book.objects.filter(discount_price__lt=F('price'))</text:span></text:p>
      <text:p text:style-name="P12"><text:span text:style-name="Source_20_Text">💡 F('price') means “value of the price column in this row.”</text:span></text:p>
      <text:h text:style-name="P7" text:outline-level="3"><text:span text:style-name="Source_20_Text">⚙️ </text:span><text:span text:style-name="Source_20_Text"><text:span text:style-name="Strong_20_Emphasis">You can even perform arithmetic!</text:span></text:span></text:h>
      <text:p text:style-name="P9"><text:span text:style-name="Source_20_Text"># Increase price by 100</text:span></text:p>
      <text:p text:style-name="P11"><text:span text:style-name="Source_20_Text">Book.objects.update(price=F('price') + 100)</text:span></text:p>
      <text:p text:style-name="P11"/>
      <text:p text:style-name="P11"><text:span text:style-name="Source_20_Text"># Set stock equal to sold + 10</text:span></text:p>
      <text:p text:style-name="P12"><text:span text:style-name="Source_20_Text">Book.objects.update(stock=F('sold') + 10)</text:span></text:p>
      <text:h text:style-name="P7" text:outline-level="3"><text:span text:style-name="Source_20_Text">⚡ </text:span><text:span text:style-name="Source_20_Text"><text:span text:style-name="Strong_20_Emphasis">Why F expressions are powerful</text:span></text:span></text:h>
      <text:list text:style-name="L69">
        <text:list-item>
          <text:p text:style-name="P77">Works <text:span text:style-name="Strong_20_Emphasis">at the database level</text:span> (no need to fetch objects into Python)</text:p>
        </text:list-item>
        <text:list-item>
          <text:p text:style-name="P77">Saves <text:span text:style-name="Strong_20_Emphasis">query + loop overhead</text:span></text:p>
        </text:list-item>
        <text:list-item>
          <text:p text:style-name="P77">Prevents <text:span text:style-name="Strong_20_Emphasis">race conditions</text:span></text:p>
        </text:list-item>
      </text:list>
      <text:p text:style-name="P12"><text:span text:style-name="Source_20_Text">🧱 </text:span><text:span text:style-name="Source_20_Text"><text:span text:style-name="Strong_20_Emphasis">Q vs F Summary</text:span></text:span></text:p>
      <text:p text:style-name="P12"><text:span text:style-name="Source_20_Text"/></text:p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>
            <table:table-cell table:style-name="Table14.A1" office:value-type="string">
              <text:p text:style-name="Table_20_Heading">Feature</text:p>
            </table:table-cell>
            <table:table-cell table:style-name="Table14.A1" office:value-type="string">
              <text:p text:style-name="Table_20_Heading">Q Object</text:p>
            </table:table-cell>
            <table:table-cell table:style-name="Table14.A1" office:value-type="string">
              <text:p text:style-name="Table_20_Heading">F Expression</text:p>
            </table:table-cell>
          </table:table-row>
        </table:table-header-rows>
        <table:table-row>
          <table:table-cell table:style-name="Table14.A1" office:value-type="string">
            <text:p text:style-name="Table_20_Contents">Used for</text:p>
          </table:table-cell>
          <table:table-cell table:style-name="Table14.A1" office:value-type="string">
            <text:p text:style-name="Table_20_Contents">Complex filtering</text:p>
          </table:table-cell>
          <table:table-cell table:style-name="Table14.A1" office:value-type="string">
            <text:p text:style-name="Table_20_Contents">Field-based operations</text:p>
          </table:table-cell>
        </table:table-row>
        <table:table-row>
          <table:table-cell table:style-name="Table14.A1" office:value-type="string">
            <text:p text:style-name="Table_20_Contents">Syntax</text:p>
          </table:table-cell>
          <table:table-cell table:style-name="Table14.A1" office:value-type="string">
            <text:p text:style-name="Table_20_Contents"><text:span text:style-name="Source_20_Text">Q(field=value)</text:span></text:p>
          </table:table-cell>
          <table:table-cell table:style-name="Table14.A1" office:value-type="string">
            <text:p text:style-name="Table_20_Contents"><text:span text:style-name="Source_20_Text">F('field')</text:span></text:p>
          </table:table-cell>
        </table:table-row>
        <table:table-row>
          <table:table-cell table:style-name="Table14.A1" office:value-type="string">
            <text:p text:style-name="Table_20_Contents">Operators</text:p>
          </table:table-cell>
          <table:table-cell table:style-name="Table14.A1" office:value-type="string">
            <text:p text:style-name="Table_20_Contents"><text:span text:style-name="Source_20_Text">&amp;</text:span>, `</text:p>
          </table:table-cell>
          <table:table-cell table:style-name="Table14.A1" office:value-type="string">
            <text:p text:style-name="Table_20_Contents"><text:span text:style-name="Source_20_Text">, </text:span>~`</text:p>
          </table:table-cell>
        </table:table-row>
        <table:table-row>
          <table:table-cell table:style-name="Table14.A1" office:value-type="string">
            <text:p text:style-name="Table_20_Contents">Evaluates</text:p>
          </table:table-cell>
          <table:table-cell table:style-name="Table14.A1" office:value-type="string">
            <text:p text:style-name="Table_20_Contents">To SQL WHERE clauses</text:p>
          </table:table-cell>
          <table:table-cell table:style-name="Table14.A1" office:value-type="string">
            <text:p text:style-name="Table_20_Contents">To SQL field references</text:p>
          </table:table-cell>
        </table:table-row>
        <table:table-row>
          <table:table-cell table:style-name="Table14.A1" office:value-type="string">
            <text:p text:style-name="Table_20_Contents">Example</text:p>
          </table:table-cell>
          <table:table-cell table:style-name="Table14.A1" office:value-type="string">
            <text:p text:style-name="Table_20_Contents">`Q(price__lt=500)</text:p>
          </table:table-cell>
          <table:table-cell table:style-name="Table14.A1" office:value-type="string">
            <text:p text:style-name="Table_20_Contents">Q(author='A')`</text:p>
          </table:table-cell>
        </table:table-row>
      </table:table>
      <text:p text:style-name="P12"><text:span text:style-name="Source_20_Text"/></text:p>
      <text:h text:style-name="P4" text:outline-level="2"><text:span text:style-name="Source_20_Text">🧠 </text:span><text:span text:style-name="Source_20_Text"><text:span text:style-name="Strong_20_Emphasis">Short Summary:</text:span></text:span></text:h>
      <text:p text:style-name="Quotations">🔹 <text:span text:style-name="Strong_20_Emphasis">Q Objects</text:span> → Combine multiple filters using logic (AND / OR / NOT)<text:line-break/>🔹 <text:span text:style-name="Strong_20_Emphasis">F Expressions</text:span> → Use model fields directly in queries &amp; updates</text:p>
      <text:h text:style-name="Heading_20_3" text:outline-level="3">Example combining both:</text:h>
      <text:p text:style-name="P9"><text:span text:style-name="Source_20_Text"><text:tab/>from django.db.models import Q, F</text:span></text:p>
      <text:p text:style-name="P11"/>
      <text:p text:style-name="P11"><text:span text:style-name="Source_20_Text"><text:tab/>Book.objects.filter(</text:span></text:p>
      <text:p text:style-name="P11"><text:span text:style-name="Source_20_Text"><text:s text:c="4"/><text:tab/>Q(author="Ankit") | Q(price__lt=F('discount_price'))</text:span></text:p>
      <text:p text:style-name="P12"><text:span text:style-name="Source_20_Text"><text:tab/>)</text:span></text:p>
      <text:p text:style-name="Quotations"/>
      <text:p text:style-name="P12"><text:soft-page-break/><text:span text:style-name="Source_20_Text">------------------------------------------------------------------</text:span></text:p>
      <text:list text:continue-list="list182149170717951" text:style-name="L17">
        <text:list-item>
          <text:p text:style-name="P19">What is <text:span text:style-name="Source_20_Text">annotate()</text:span> and <text:span text:style-name="Source_20_Text">aggregate()</text:span> in ORM?</text:p>
          <text:p text:style-name="P19">🧩 <text:span text:style-name="Strong_20_Emphasis">annotate() vs aggregate() in Django ORM</text:span></text:p>
        </text:list-item>
      </text:list>
      <text:p text:style-name="Text_20_body"><text:tab/>Both are used for <text:span text:style-name="Strong_20_Emphasis">calculations (like COUNT, SUM, AVG)</text:span> —</text:p>
      <text:p text:style-name="Text_20_body"><text:tab/>but they differ in <text:span text:style-name="Strong_20_Emphasis">how they group and return results</text:span>.</text:p>
      <text:p text:style-name="Text_20_body"/>
      <table:table table:name="Table15" table:style-name="Table15">
        <table:table-column table:style-name="Table15.A"/>
        <table:table-column table:style-name="Table15.B"/>
        <table:table-column table:style-name="Table15.C"/>
        <table:table-header-rows>
          <table:table-row>
            <table:table-cell table:style-name="Table15.A1" office:value-type="string">
              <text:p text:style-name="Table_20_Heading">Function</text:p>
            </table:table-cell>
            <table:table-cell table:style-name="Table15.A1" office:value-type="string">
              <text:p text:style-name="Table_20_Heading">Purpose</text:p>
            </table:table-cell>
            <table:table-cell table:style-name="Table15.A1" office:value-type="string">
              <text:p text:style-name="Table_20_Heading">Returns</text:p>
            </table:table-cell>
          </table:table-row>
        </table:table-header-rows>
        <table:table-row>
          <table:table-cell table:style-name="Table15.A1" office:value-type="string">
            <text:p text:style-name="Table_20_Contents"><text:span text:style-name="Strong_20_Emphasis">annotate()</text:span></text:p>
          </table:table-cell>
          <table:table-cell table:style-name="Table15.A1" office:value-type="string">
            <text:p text:style-name="Table_20_Contents">Adds a calculated field <text:span text:style-name="Strong_20_Emphasis">per object (row-wise)</text:span></text:p>
          </table:table-cell>
          <table:table-cell table:style-name="Table15.A1" office:value-type="string">
            <text:p text:style-name="Table_20_Contents">QuerySet</text:p>
          </table:table-cell>
        </table:table-row>
        <table:table-row>
          <table:table-cell table:style-name="Table15.A1" office:value-type="string">
            <text:p text:style-name="Table_20_Contents"><text:span text:style-name="Strong_20_Emphasis">aggregate()</text:span></text:p>
          </table:table-cell>
          <table:table-cell table:style-name="Table15.A1" office:value-type="string">
            <text:p text:style-name="Table_20_Contents">Calculates a <text:span text:style-name="Strong_20_Emphasis">single summary value</text:span> across all objects</text:p>
          </table:table-cell>
          <table:table-cell table:style-name="Table15.A1" office:value-type="string">
            <text:p text:style-name="Table_20_Contents">Dictionary</text:p>
          </table:table-cell>
        </table:table-row>
      </table:table>
      <text:p text:style-name="Text_20_body"/>
      <text:h text:style-name="Heading_20_2" text:outline-level="2">⚙️ <text:span text:style-name="Strong_20_Emphasis">1️⃣ aggregate() → Summary for the Entire Table</text:span></text:h>
      <text:p text:style-name="Text_20_body">Used when you want one overall number (like total count, total price, etc.)</text:p>
      <text:p text:style-name="Text_20_body">💡 Example</text:p>
      <text:p text:style-name="Text_20_body">from django.db.models import Avg, Sum, Count</text:p>
      <text:p text:style-name="Text_20_body">from books.models import Book</text:p>
      <text:p text:style-name="Text_20_body"/>
      <text:p text:style-name="Text_20_body"># Total price of all books</text:p>
      <text:p text:style-name="Text_20_body">Book.objects.aggregate(total_price=Sum('price'))</text:p>
      <text:p text:style-name="Text_20_body"># → {'total_price': 5400}</text:p>
      <text:p text:style-name="Text_20_body"/>
      <text:p text:style-name="Text_20_body"># Average price of all books</text:p>
      <text:p text:style-name="Text_20_body">Book.objects.aggregate(avg_price=Avg('price'))</text:p>
      <text:p text:style-name="Text_20_body"># → {'avg_price': 800.5}</text:p>
      <text:p text:style-name="Text_20_body"/>
      <text:p text:style-name="Text_20_body"># Count of all books</text:p>
      <text:p text:style-name="Text_20_body">Book.objects.aggregate(total=Count('id'))</text:p>
      <text:p text:style-name="Text_20_body"># → {'total': 25}</text:p>
      <text:p text:style-name="Text_20_body"/>
      <text:p text:style-name="Text_20_body">✅ <text:span text:style-name="Strong_20_Emphasis">Returns:</text:span> a single dictionary (not a queryset)</text:p>
      <text:list text:continue-numbering="true" text:style-name="L17">
        <text:list-header>
          <text:p text:style-name="P17"/>
        </text:list-header>
        <text:list-item>
          <text:p text:style-name="P17">How to perform raw SQL queries in Django?</text:p>
        </text:list-item>
        <text:list-item>
          <text:p text:style-name="P17">How to optimize slow ORM queries?</text:p>
        </text:list-item>
      </text:list>
      <text:h text:style-name="Heading_20_2" text:outline-level="2"><text:soft-page-break/>⚙️ <text:span text:style-name="Strong_20_Emphasis">2️⃣ annotate() → Add Calculated Field Per Row</text:span></text:h>
      <text:p text:style-name="Text_20_body">Used when you want to <text:span text:style-name="Strong_20_Emphasis">add a computed column</text:span> to every record.</text:p>
      <text:p text:style-name="Text_20_body">Example:<text:line-break/>Each author → number of books they’ve written.</text:p>
      <text:p text:style-name="Text_20_body">from django.db.models import Count</text:p>
      <text:p text:style-name="Text_20_body">Book.objects.values('author').annotate(total_books=Count('id'))</text:p>
      <text:p text:style-name="Text_20_body">Output:</text:p>
      <text:p text:style-name="P9"><text:span text:style-name="Source_20_Text">[</text:span></text:p>
      <text:p text:style-name="P11"><text:span text:style-name="Source_20_Text"><text:s text:c="2"/>{'author': 'Ankit', 'total_books': 5},</text:span></text:p>
      <text:p text:style-name="P11"><text:span text:style-name="Source_20_Text"><text:s text:c="2"/>{'author': 'Ravi', 'total_books': 3},</text:span></text:p>
      <text:p text:style-name="P12"><text:span text:style-name="Source_20_Text">]</text:span></text:p>
      <text:p text:style-name="Text_20_body">✅ <text:span text:style-name="Strong_20_Emphasis">Returns:</text:span> a queryset of grouped results<text:line-break/>✅ Each record gets a new calculated field (<text:span text:style-name="Source_20_Text">total_books</text:span>)</text:p>
      <text:p text:style-name="Text_20_body">🧠 <text:span text:style-name="Strong_20_Emphasis">Difference Summary</text:span></text:p>
      <text:p text:style-name="Text_20_body"><text:span text:style-name="Strong_20_Emphasis"/>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16.A1" office:value-type="string">
              <text:p text:style-name="Table_20_Heading">Feature</text:p>
            </table:table-cell>
            <table:table-cell table:style-name="Table16.A1" office:value-type="string">
              <text:p text:style-name="Table_20_Heading">annotate()</text:p>
            </table:table-cell>
            <table:table-cell table:style-name="Table16.A1" office:value-type="string">
              <text:p text:style-name="Table_20_Heading">aggregate()</text:p>
            </table:table-cell>
          </table:table-row>
        </table:table-header-rows>
        <table:table-row>
          <table:table-cell table:style-name="Table16.A1" office:value-type="string">
            <text:p text:style-name="Table_20_Contents"><text:span text:style-name="Strong_20_Emphasis">Returns</text:span></text:p>
          </table:table-cell>
          <table:table-cell table:style-name="Table16.A1" office:value-type="string">
            <text:p text:style-name="Table_20_Contents">QuerySet (multiple rows)</text:p>
          </table:table-cell>
          <table:table-cell table:style-name="Table16.A1" office:value-type="string">
            <text:p text:style-name="Table_20_Contents">Dict (single row)</text:p>
          </table:table-cell>
        </table:table-row>
        <table:table-row>
          <table:table-cell table:style-name="Table16.A1" office:value-type="string">
            <text:p text:style-name="Table_20_Contents"><text:span text:style-name="Strong_20_Emphasis">Level</text:span></text:p>
          </table:table-cell>
          <table:table-cell table:style-name="Table16.A1" office:value-type="string">
            <text:p text:style-name="Table_20_Contents">Per row / group</text:p>
          </table:table-cell>
          <table:table-cell table:style-name="Table16.A1" office:value-type="string">
            <text:p text:style-name="Table_20_Contents">Whole table</text:p>
          </table:table-cell>
        </table:table-row>
        <table:table-row>
          <table:table-cell table:style-name="Table16.A1" office:value-type="string">
            <text:p text:style-name="Table_20_Contents"><text:span text:style-name="Strong_20_Emphasis">Use case</text:span></text:p>
          </table:table-cell>
          <table:table-cell table:style-name="Table16.A1" office:value-type="string">
            <text:p text:style-name="Table_20_Contents">Group-by type queries</text:p>
          </table:table-cell>
          <table:table-cell table:style-name="Table16.A1" office:value-type="string">
            <text:p text:style-name="Table_20_Contents">Summary / report value</text:p>
          </table:table-cell>
        </table:table-row>
        <table:table-row>
          <table:table-cell table:style-name="Table16.A1" office:value-type="string">
            <text:p text:style-name="Table_20_Contents"><text:span text:style-name="Strong_20_Emphasis">Example</text:span></text:p>
          </table:table-cell>
          <table:table-cell table:style-name="Table16.A1" office:value-type="string">
            <text:p text:style-name="Table_20_Contents">Books per author</text:p>
          </table:table-cell>
          <table:table-cell table:style-name="Table16.A1" office:value-type="string">
            <text:p text:style-name="Table_20_Contents">Total book count</text:p>
          </table:table-cell>
        </table:table-row>
      </table:table>
      <text:h text:style-name="Heading_20_2" text:outline-level="2"><text:span text:style-name="Strong_20_Emphasis">📘 Example with Models</text:span></text:h>
      <text:p text:style-name="Text_20_body">Let’s say you have:</text:p>
      <text:p text:style-name="P9"><text:span text:style-name="Source_20_Text">class Author(models.Model):</text:span></text:p>
      <text:p text:style-name="P11"><text:span text:style-name="Source_20_Text"><text:s text:c="4"/>name = models.CharField(max_length=100)</text:span></text:p>
      <text:p text:style-name="P11"/>
      <text:p text:style-name="P11"><text:span text:style-name="Source_20_Text">class Book(models.Model):</text:span></text:p>
      <text:p text:style-name="P11"><text:span text:style-name="Source_20_Text"><text:s text:c="4"/>author = models.ForeignKey(Author, on_delete=models.CASCADE)</text:span></text:p>
      <text:p text:style-name="P12"><text:span text:style-name="Source_20_Text"><text:s text:c="4"/>price = models.DecimalField(max_digits=6, decimal_places=2)</text:span></text:p>
      <text:h text:style-name="Heading_20_3" text:outline-level="3"><text:span text:style-name="Strong_20_Emphasis">🧮 1. Annotate → total books per author</text:span></text:h>
      <text:p text:style-name="P10"><text:span text:style-name="Source_20_Text">Author.objects.annotate(book_count=Count('book'))</text:span></text:p>
      <text:p text:style-name="Text_20_body">Output:</text:p>
      <text:p text:style-name="P9"><text:span text:style-name="Source_20_Text">&lt;QuerySet [</text:span></text:p>
      <text:p text:style-name="P11"><text:span text:style-name="Source_20_Text"><text:s text:c="2"/>&lt;Author: Ankit (book_count=5)&gt;,</text:span></text:p>
      <text:p text:style-name="P11"><text:span text:style-name="Source_20_Text"><text:s text:c="2"/>&lt;Author: Riya (book_count=3)&gt;</text:span></text:p>
      <text:p text:style-name="P12"><text:span text:style-name="Source_20_Text">]&gt;</text:span></text:p>
      <text:h text:style-name="Heading_20_3" text:outline-level="3"><text:span text:style-name="Strong_20_Emphasis">🧮 2. Aggregate → average price of all books</text:span></text:h>
      <text:p text:style-name="P10"><text:span text:style-name="Source_20_Text">Book.objects.aggregate(Avg('price'))</text:span></text:p>
      <text:p text:style-name="Text_20_body"><text:soft-page-break/>Output:</text:p>
      <text:p text:style-name="P10"><text:span text:style-name="Source_20_Text">{'price__avg': 750.0}</text:span></text:p>
      <text:h text:style-name="Heading_20_2" text:outline-level="2"><text:span text:style-name="Strong_20_Emphasis">⚡ Both Together</text:span></text:h>
      <text:p text:style-name="Text_20_body">You can even chain them:</text:p>
      <text:p text:style-name="P10"><text:span text:style-name="Source_20_Text">Author.objects.annotate(total_books=Count('book')).aggregate(total_authors=Count('id'))</text:span></text:p>
      <text:p text:style-name="Text_20_body"><text:span text:style-name="Strong_20_Emphasis">→ gives grouped author stats and overall author count.</text:span></text:p>
      <text:p text:style-name="Text_20_body"><text:span text:style-name="Strong_20_Emphasis">🧱 Short Summary</text:span></text:p>
      <text:p text:style-name="Text_20_body"><text:span text:style-name="Strong_20_Emphasis"/>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Table_20_Heading">Keyword</text:p>
            </table:table-cell>
            <table:table-cell table:style-name="Table17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17.A1" office:value-type="string">
            <text:p text:style-name="Table_20_Contents"><text:span text:style-name="Source_20_Text">annotate()</text:span></text:p>
          </table:table-cell>
          <table:table-cell table:style-name="Table17.A1" office:value-type="string">
            <text:p text:style-name="Table_20_Contents">Adds calculated fields <text:span text:style-name="Emphasis">per row/group</text:span></text:p>
          </table:table-cell>
        </table:table-row>
        <table:table-row>
          <table:table-cell table:style-name="Table17.A1" office:value-type="string">
            <text:p text:style-name="Table_20_Contents"><text:span text:style-name="Source_20_Text">aggregate()</text:span></text:p>
          </table:table-cell>
          <table:table-cell table:style-name="Table17.A1" office:value-type="string">
            <text:p text:style-name="Table_20_Contents">Calculates <text:span text:style-name="Emphasis">one summary value</text:span></text:p>
          </table:table-cell>
        </table:table-row>
        <table:table-row>
          <table:table-cell table:style-name="Table17.A1" office:value-type="string">
            <text:p text:style-name="Table_20_Contents">Both use</text:p>
          </table:table-cell>
          <table:table-cell table:style-name="Table17.A1" office:value-type="string">
            <text:p text:style-name="Table_20_Contents">Functions like <text:span text:style-name="Source_20_Text">Sum</text:span>, <text:span text:style-name="Source_20_Text">Avg</text:span>, <text:span text:style-name="Source_20_Text">Count</text:span>, <text:span text:style-name="Source_20_Text">Min</text:span>, <text:span text:style-name="Source_20_Text">Max</text:span></text:p>
          </table:table-cell>
        </table:table-row>
        <table:table-row>
          <table:table-cell table:style-name="Table17.A1" office:value-type="string">
            <text:p text:style-name="Table_20_Contents">Return types</text:p>
          </table:table-cell>
          <table:table-cell table:style-name="Table17.A1" office:value-type="string">
            <text:p text:style-name="Table_20_Contents">QuerySet vs Dict</text:p>
          </table:table-cell>
        </table:table-row>
      </table:table>
      <text:p text:style-name="Text_20_body"><text:span text:style-name="Strong_20_Emphasis">✅ In One Line:</text:span></text:p>
      <text:p text:style-name="Quotations"><text:span text:style-name="Source_20_Text">annotate()</text:span> = “Add a column”<text:line-break/><text:span text:style-name="Source_20_Text">aggregate()</text:span> = “Get a total”</text:p>
      <text:p text:style-name="Text_20_body"><text:span text:style-name="Strong_20_Emphasis">------------------------------------------------------------------------------------------------------------------------</text:span></text:p>
      <text:list xml:id="list182149559634688" text:continue-numbering="true" text:style-name="L17">
        <text:list-item>
          <text:p text:style-name="P17">How to handle multiple databases in Django?</text:p>
          <text:p text:style-name="P8"/>
        </text:list-item>
      </text:list>
      <text:h text:style-name="Heading_20_2" text:outline-level="2">🧩 <text:span text:style-name="Strong_20_Emphasis">1️⃣ Default Behavior</text:span></text:h>
      <text:p text:style-name="Text_20_body">By default, Django uses <text:span text:style-name="Strong_20_Emphasis">one database</text:span>, defined in <text:span text:style-name="Source_20_Text">settings.py</text:span>:</text:p>
      <text:p text:style-name="P9"><text:span text:style-name="Source_20_Text">DATABASES = {</text:span></text:p>
      <text:p text:style-name="P11"><text:span text:style-name="Source_20_Text"><text:s text:c="4"/>'default': {</text:span></text:p>
      <text:p text:style-name="P11"><text:span text:style-name="Source_20_Text"><text:s text:c="8"/>'ENGINE': 'django.db.backends.postgresql',</text:span></text:p>
      <text:p text:style-name="P11"><text:span text:style-name="Source_20_Text"><text:s text:c="8"/>'NAME': 'main_db',</text:span></text:p>
      <text:p text:style-name="P11"><text:span text:style-name="Source_20_Text"><text:s text:c="8"/>'USER': 'postgres',</text:span></text:p>
      <text:p text:style-name="P11"><text:span text:style-name="Source_20_Text"><text:s text:c="8"/>'PASSWORD': '1234',</text:span></text:p>
      <text:p text:style-name="P11"><text:span text:style-name="Source_20_Text"><text:s text:c="8"/>'HOST': 'localhost',</text:span></text:p>
      <text:p text:style-name="P11"><text:span text:style-name="Source_20_Text"><text:s text:c="8"/>'PORT': '5432',</text:span></text:p>
      <text:p text:style-name="P11"><text:span text:style-name="Source_20_Text"><text:s text:c="4"/>}</text:span></text:p>
      <text:p text:style-name="P12"><text:span text:style-name="Source_20_Text">}</text:span></text:p>
      <text:p text:style-name="Text_20_body">All queries go to this <text:span text:style-name="Source_20_Text">default</text:span> database automatically.</text:p>
      <text:h text:style-name="Heading_20_2" text:outline-level="2">⚙️ <text:span text:style-name="Strong_20_Emphasis">2️⃣ Adding Multiple Databases</text:span></text:h>
      <text:p text:style-name="Text_20_body">You can define <text:span text:style-name="Strong_20_Emphasis">more than one</text:span> database in <text:span text:style-name="Source_20_Text">settings.py</text:span>:</text:p>
      <text:p text:style-name="P9"><text:span text:style-name="Source_20_Text">DATABASES = {</text:span></text:p>
      <text:p text:style-name="P11"><text:span text:style-name="Source_20_Text"><text:s text:c="4"/>'default': {</text:span></text:p>
      <text:p text:style-name="P11"><text:soft-page-break/><text:span text:style-name="Source_20_Text"><text:s text:c="8"/>'ENGINE': 'django.db.backends.postgresql',</text:span></text:p>
      <text:p text:style-name="P11"><text:span text:style-name="Source_20_Text"><text:s text:c="8"/>'NAME': 'main_db',</text:span></text:p>
      <text:p text:style-name="P11"><text:span text:style-name="Source_20_Text"><text:s text:c="8"/>'USER': 'postgres',</text:span></text:p>
      <text:p text:style-name="P11"><text:span text:style-name="Source_20_Text"><text:s text:c="8"/>'PASSWORD': '1234',</text:span></text:p>
      <text:p text:style-name="P11"><text:span text:style-name="Source_20_Text"><text:s text:c="8"/>'HOST': 'localhost',</text:span></text:p>
      <text:p text:style-name="P11"><text:span text:style-name="Source_20_Text"><text:s text:c="8"/>'PORT': '5432',</text:span></text:p>
      <text:p text:style-name="P11"><text:span text:style-name="Source_20_Text"><text:s text:c="4"/>},</text:span></text:p>
      <text:p text:style-name="P11"><text:span text:style-name="Source_20_Text"><text:s text:c="4"/>'analytics': {</text:span></text:p>
      <text:p text:style-name="P11"><text:span text:style-name="Source_20_Text"><text:s text:c="8"/>'ENGINE': 'django.db.backends.mysql',</text:span></text:p>
      <text:p text:style-name="P11"><text:span text:style-name="Source_20_Text"><text:s text:c="8"/>'NAME': 'analytics_db',</text:span></text:p>
      <text:p text:style-name="P11"><text:span text:style-name="Source_20_Text"><text:s text:c="8"/>'USER': 'root',</text:span></text:p>
      <text:p text:style-name="P11"><text:span text:style-name="Source_20_Text"><text:s text:c="8"/>'PASSWORD': 'mysql123',</text:span></text:p>
      <text:p text:style-name="P11"><text:span text:style-name="Source_20_Text"><text:s text:c="8"/>'HOST': 'localhost',</text:span></text:p>
      <text:p text:style-name="P11"><text:span text:style-name="Source_20_Text"><text:s text:c="8"/>'PORT': '3306',</text:span></text:p>
      <text:p text:style-name="P11"><text:span text:style-name="Source_20_Text"><text:s text:c="4"/>}</text:span></text:p>
      <text:p text:style-name="P12"><text:span text:style-name="Source_20_Text">}</text:span></text:p>
      <text:p text:style-name="Text_20_body">✅ Now you have <text:span text:style-name="Strong_20_Emphasis">two databases</text:span>:</text:p>
      <text:list text:style-name="L70">
        <text:list-item>
          <text:p text:style-name="P78"><text:span text:style-name="Source_20_Text">default</text:span></text:p>
        </text:list-item>
        <text:list-item>
          <text:p text:style-name="P78"><text:span text:style-name="Source_20_Text">analytics</text:span></text:p>
        </text:list-item>
      </text:list>
      <text:h text:style-name="Heading_20_2" text:outline-level="2">🧠 <text:span text:style-name="Strong_20_Emphasis">3️⃣ Using a Specific Database</text:span></text:h>
      <text:h text:style-name="Heading_20_3" text:outline-level="3">🔹 When Querying</text:h>
      <text:p text:style-name="Text_20_body">You can specify which DB to use with <text:span text:style-name="Source_20_Text">.using()</text:span>:</text:p>
      <text:p text:style-name="P9"><text:span text:style-name="Source_20_Text">from books.models import Book</text:span></text:p>
      <text:p text:style-name="P11"/>
      <text:p text:style-name="P11"><text:span text:style-name="Source_20_Text"># Query from 'analytics' DB</text:span></text:p>
      <text:p text:style-name="P11"><text:span text:style-name="Source_20_Text">Book.objects.using('analytics').all()</text:span></text:p>
      <text:p text:style-name="P11"/>
      <text:p text:style-name="P11"><text:span text:style-name="Source_20_Text"># Save to 'analytics' DB</text:span></text:p>
      <text:p text:style-name="P12"><text:span text:style-name="Source_20_Text">Book.objects.using('analytics').create(title="Data Book", author="Ankit")</text:span></text:p>
      <text:h text:style-name="Heading_20_3" text:outline-level="3">When Saving an Object</text:h>
      <text:p text:style-name="P9"><text:span text:style-name="Source_20_Text">book = Book(title="Test Book", author="Ankit")</text:span></text:p>
      <text:p text:style-name="P12"><text:span text:style-name="Source_20_Text">book.save(using='analytics')</text:span></text:p>
      <text:p text:style-name="Text_20_body"/>
      <text:list text:continue-list="list182149559634688" text:style-name="L17">
        <text:list-item>
          <text:p text:style-name="P17">What are model signals (<text:span text:style-name="Source_20_Text">pre_save</text:span>, <text:span text:style-name="Source_20_Text">post_save</text:span>)?</text:p>
        </text:list-item>
        <text:list-item>
          <text:p text:style-name="P17">How to override <text:span text:style-name="Source_20_Text">save()</text:span> in models and when should you do it?</text:p>
        </text:list-item>
        <text:list-item>
          <text:p text:style-name="P17">What are <text:span text:style-name="Source_20_Text">Meta</text:span> options in Django models?</text:p>
        </text:list-item>
        <text:list-item>
          <text:p text:style-name="P17">How do you implement soft delete in Django models?</text:p>
        </text:list-item>
      </text:list>
      <text:p text:style-name="Horizontal_20_Line"/>
      <text:h text:style-name="Heading_20_2" text:outline-level="2">🔹 3. Views &amp; URL Routing</text:h>
      <text:list text:style-name="L18">
        <text:list-item>
          <text:p text:style-name="P20">Difference between function-based and class-based views.</text:p>
        </text:list-item>
        <text:list-item>
          <text:p text:style-name="P20">Explain Django’s URL dispatcher and regex/path converters.</text:p>
        </text:list-item>
        <text:list-item>
          <text:p text:style-name="P20"><text:soft-page-break/>What is a mixin? How to use it in CBVs?</text:p>
        </text:list-item>
        <text:list-item>
          <text:p text:style-name="P20">How do decorators like <text:span text:style-name="Source_20_Text">@login_required</text:span> work internally?</text:p>
        </text:list-item>
        <text:list-item>
          <text:p text:style-name="P20">Difference between <text:span text:style-name="Source_20_Text">render()</text:span> and <text:span text:style-name="Source_20_Text">redirect()</text:span>.</text:p>
        </text:list-item>
        <text:list-item>
          <text:p text:style-name="P20">What is <text:span text:style-name="Source_20_Text">reverse()</text:span> and <text:span text:style-name="Source_20_Text">reverse_lazy()</text:span> in Django?</text:p>
        </text:list-item>
        <text:list-item>
          <text:p text:style-name="P20">What’s the difference between <text:span text:style-name="Source_20_Text">get_context_data()</text:span> and <text:span text:style-name="Source_20_Text">get_queryset()</text:span>?</text:p>
        </text:list-item>
        <text:list-item>
          <text:p text:style-name="P20">How to pass context from views to templates?</text:p>
        </text:list-item>
        <text:list-item>
          <text:p text:style-name="P20">What’s the difference between <text:span text:style-name="Source_20_Text">get()</text:span> and <text:span text:style-name="Source_20_Text">post()</text:span> in CBVs?</text:p>
        </text:list-item>
        <text:list-item>
          <text:p text:style-name="P20">How to handle file uploads in views?</text:p>
        </text:list-item>
      </text:list>
      <text:p text:style-name="Horizontal_20_Line"/>
      <text:h text:style-name="Heading_20_2" text:outline-level="2">🔹 4. Templates (Frontend Layer)</text:h>
      <text:list text:style-name="L19">
        <text:list-item>
          <text:p text:style-name="P21">What are Django template tags and filters?</text:p>
        </text:list-item>
        <text:list-item>
          <text:p text:style-name="P21">How to create a custom template filter or tag?</text:p>
        </text:list-item>
        <text:list-item>
          <text:p text:style-name="P21">How to include static and media files in templates?</text:p>
        </text:list-item>
        <text:list-item>
          <text:p text:style-name="P21">What is template inheritance?</text:p>
        </text:list-item>
        <text:list-item>
          <text:p text:style-name="P21">What is CSRF token and why is it required?</text:p>
        </text:list-item>
        <text:list-item>
          <text:p text:style-name="P21">How to escape HTML in templates for XSS prevention?</text:p>
        </text:list-item>
      </text:list>
      <text:p text:style-name="Horizontal_20_Line"/>
      <text:h text:style-name="Heading_20_2" text:outline-level="2">🔹 5. Django Forms</text:h>
      <text:list text:style-name="L20">
        <text:list-item>
          <text:p text:style-name="P22">Difference between Django Forms and ModelForms.</text:p>
        </text:list-item>
        <text:list-item>
          <text:p text:style-name="P22">How do you perform form validation (<text:span text:style-name="Source_20_Text">clean()</text:span>, <text:span text:style-name="Source_20_Text">clean_&lt;field&gt;()</text:span>)?</text:p>
        </text:list-item>
        <text:list-item>
          <text:p text:style-name="P22">How to display form errors in templates?</text:p>
        </text:list-item>
        <text:list-item>
          <text:p text:style-name="P22">How to handle file/image uploads with forms?</text:p>
        </text:list-item>
        <text:list-item>
          <text:p text:style-name="P22">How to prepopulate forms with instance data?</text:p>
        </text:list-item>
      </text:list>
      <text:p text:style-name="Horizontal_20_Line"/>
      <text:h text:style-name="Heading_20_2" text:outline-level="2">🔹 6. Django REST Framework (DRF)</text:h>
      <text:list text:style-name="L21">
        <text:list-item>
          <text:p text:style-name="P23">What is DRF and why do we use it?</text:p>
        </text:list-item>
        <text:list-item>
          <text:p text:style-name="P23">Difference between <text:span text:style-name="Source_20_Text">APIView</text:span> and <text:span text:style-name="Source_20_Text">ViewSet</text:span>.</text:p>
        </text:list-item>
        <text:list-item>
          <text:p text:style-name="P23">What is <text:span text:style-name="Source_20_Text">ModelSerializer</text:span> and why is it useful?</text:p>
        </text:list-item>
        <text:list-item>
          <text:p text:style-name="P23">How to validate data in serializers?</text:p>
        </text:list-item>
        <text:list-item>
          <text:p text:style-name="P23">Difference between <text:span text:style-name="Source_20_Text">Serializer</text:span> and <text:span text:style-name="Source_20_Text">ModelSerializer</text:span>.</text:p>
        </text:list-item>
        <text:list-item>
          <text:p text:style-name="P23"><text:soft-page-break/>What is <text:span text:style-name="Source_20_Text">request.data</text:span> vs <text:span text:style-name="Source_20_Text">request.POST</text:span>?</text:p>
        </text:list-item>
        <text:list-item>
          <text:p text:style-name="P23">What are authentication classes in DRF?</text:p>
        </text:list-item>
        <text:list-item>
          <text:p text:style-name="P23">Difference between TokenAuth, JWTAuth, and SessionAuth.</text:p>
        </text:list-item>
        <text:list-item>
          <text:p text:style-name="P23">What are permission classes? How do you write a custom permission?</text:p>
        </text:list-item>
        <text:list-item>
          <text:p text:style-name="P23">What is throttling and rate limiting?</text:p>
        </text:list-item>
        <text:list-item>
          <text:p text:style-name="P23">What are pagination classes in DRF?</text:p>
        </text:list-item>
        <text:list-item>
          <text:p text:style-name="P23">How to create nested serializers?</text:p>
        </text:list-item>
        <text:list-item>
          <text:p text:style-name="P23">How to write custom exceptions in DRF?</text:p>
        </text:list-item>
        <text:list-item>
          <text:p text:style-name="P23">Difference between <text:span text:style-name="Source_20_Text">GenericAPIView</text:span> and <text:span text:style-name="Source_20_Text">ModelViewSet</text:span>.</text:p>
        </text:list-item>
        <text:list-item>
          <text:p text:style-name="P23">What are routers and how do they generate URLs automatically?</text:p>
        </text:list-item>
        <text:list-item>
          <text:p text:style-name="P23">How do you handle file uploads in DRF?</text:p>
        </text:list-item>
        <text:list-item>
          <text:p text:style-name="P23">How to write unit tests for DRF APIs?</text:p>
        </text:list-item>
        <text:list-item>
          <text:p text:style-name="P23">How to implement filtering and searching in DRF? (<text:span text:style-name="Source_20_Text">DjangoFilterBackend</text:span>)</text:p>
        </text:list-item>
        <text:list-item>
          <text:p text:style-name="P23">What is versioning in DRF?</text:p>
        </text:list-item>
        <text:list-item>
          <text:p text:style-name="P23">What are signals and how are they used in DRF apps?</text:p>
        </text:list-item>
      </text:list>
      <text:p text:style-name="Horizontal_20_Line"/>
      <text:h text:style-name="Heading_20_2" text:outline-level="2">🔹 7. Middleware, Signals, and Hooks</text:h>
      <text:list text:style-name="L22">
        <text:list-item>
          <text:p text:style-name="P24">What is middleware in Django?</text:p>
        </text:list-item>
        <text:list-item>
          <text:p text:style-name="P24">How to create custom middleware?</text:p>
        </text:list-item>
        <text:list-item>
          <text:p text:style-name="P24">Order of middleware execution?</text:p>
        </text:list-item>
        <text:list-item>
          <text:p text:style-name="P24">What are Django signals?</text:p>
        </text:list-item>
        <text:list-item>
          <text:p text:style-name="P24">Difference between <text:span text:style-name="Source_20_Text">pre_save</text:span> and <text:span text:style-name="Source_20_Text">post_save</text:span> signals.</text:p>
        </text:list-item>
        <text:list-item>
          <text:p text:style-name="P24">How to send custom signals?</text:p>
        </text:list-item>
        <text:list-item>
          <text:p text:style-name="P24">When would you use signals instead of overriding <text:span text:style-name="Source_20_Text">save()</text:span>?</text:p>
        </text:list-item>
      </text:list>
      <text:p text:style-name="Horizontal_20_Line"/>
      <text:h text:style-name="Heading_20_2" text:outline-level="2">🔹 8. Authentication &amp; Authorization</text:h>
      <text:list text:style-name="L23">
        <text:list-item>
          <text:p text:style-name="P25">Difference between authentication and authorization.</text:p>
        </text:list-item>
        <text:list-item>
          <text:p text:style-name="P25">How does Django handle user authentication by default?</text:p>
        </text:list-item>
        <text:list-item>
          <text:p text:style-name="P25">How to create custom user models (<text:span text:style-name="Source_20_Text">AbstractUser</text:span> / <text:span text:style-name="Source_20_Text">AbstractBaseUser</text:span>)?</text:p>
        </text:list-item>
        <text:list-item>
          <text:p text:style-name="P25">How to add login/logout functionality using views?</text:p>
        </text:list-item>
        <text:list-item>
          <text:p text:style-name="P25"><text:soft-page-break/>How to use JWT in Django REST Framework?</text:p>
        </text:list-item>
        <text:list-item>
          <text:p text:style-name="P25">How to restrict access using permission classes (<text:span text:style-name="Source_20_Text">IsAuthenticated</text:span>, etc.)?</text:p>
        </text:list-item>
        <text:list-item>
          <text:p text:style-name="P25">How do you handle session management in Django?</text:p>
        </text:list-item>
        <text:list-item>
          <text:p text:style-name="P25">How to integrate social login (Google, GitHub, etc.)?</text:p>
        </text:list-item>
      </text:list>
      <text:p text:style-name="Horizontal_20_Line"/>
      <text:h text:style-name="Heading_20_2" text:outline-level="2">🔹 9. Django Admin</text:h>
      <text:list text:style-name="L24">
        <text:list-item>
          <text:p text:style-name="P26">How to customize Django admin interface?</text:p>
        </text:list-item>
        <text:list-item>
          <text:p text:style-name="P26">How to override default admin templates?</text:p>
        </text:list-item>
        <text:list-item>
          <text:p text:style-name="P26">How to add search, filters, and list_display in admin?</text:p>
        </text:list-item>
        <text:list-item>
          <text:p text:style-name="P26">How to register models dynamically in admin?</text:p>
        </text:list-item>
        <text:list-item>
          <text:p text:style-name="P26">How to restrict admin access based on user roles?</text:p>
        </text:list-item>
      </text:list>
      <text:p text:style-name="Horizontal_20_Line"/>
      <text:h text:style-name="Heading_20_2" text:outline-level="2">🔹 10. Security</text:h>
      <text:list text:style-name="L25">
        <text:list-item>
          <text:p text:style-name="P27">What is CSRF protection in Django?</text:p>
        </text:list-item>
        <text:list-item>
          <text:p text:style-name="P27">How to prevent SQL injection in Django ORM?</text:p>
        </text:list-item>
        <text:list-item>
          <text:p text:style-name="P27">How to prevent XSS and Clickjacking?</text:p>
        </text:list-item>
        <text:list-item>
          <text:p text:style-name="P27">What is Django’s <text:span text:style-name="Source_20_Text">SECURE_SSL_REDIRECT</text:span> setting?</text:p>
        </text:list-item>
        <text:list-item>
          <text:p text:style-name="P27">How to store passwords securely in Django?</text:p>
        </text:list-item>
        <text:list-item>
          <text:p text:style-name="P27">How to validate uploaded files safely?</text:p>
        </text:list-item>
        <text:list-item>
          <text:p text:style-name="P27">What are CORS headers and how to configure them?</text:p>
        </text:list-item>
      </text:list>
      <text:p text:style-name="Horizontal_20_Line"/>
      <text:h text:style-name="Heading_20_2" text:outline-level="2">🔹 11. Performance &amp; Scalability</text:h>
      <text:list text:style-name="L26">
        <text:list-item>
          <text:p text:style-name="P28">How do you optimize Django queries?</text:p>
        </text:list-item>
        <text:list-item>
          <text:p text:style-name="P28">Difference between <text:span text:style-name="Source_20_Text">select_related</text:span> and <text:span text:style-name="Source_20_Text">prefetch_related</text:span>.</text:p>
        </text:list-item>
        <text:list-item>
          <text:p text:style-name="P28">How to use caching in Django (file, DB, Memcached, Redis)?</text:p>
        </text:list-item>
        <text:list-item>
          <text:p text:style-name="P28">How to use async views in Django 3.1+?</text:p>
        </text:list-item>
        <text:list-item>
          <text:p text:style-name="P28">What is Celery and how to use it with Django for background tasks?</text:p>
        </text:list-item>
        <text:list-item>
          <text:p text:style-name="P28">How to implement database connection pooling?</text:p>
        </text:list-item>
        <text:list-item>
          <text:p text:style-name="P28">How to serve static files efficiently in production?</text:p>
        </text:list-item>
        <text:list-item>
          <text:p text:style-name="P28">How do you handle high concurrency in Django?</text:p>
        </text:list-item>
        <text:list-item>
          <text:p text:style-name="P28"><text:soft-page-break/>How to use Django Channels for WebSockets / real-time updates?</text:p>
        </text:list-item>
        <text:list-item>
          <text:p text:style-name="P28">How to deploy Django app on AWS / Docker / Nginx / Gunicorn?</text:p>
        </text:list-item>
      </text:list>
      <text:p text:style-name="Horizontal_20_Line"/>
      <text:h text:style-name="Heading_20_2" text:outline-level="2">🔹 12. Testing &amp; CI/CD</text:h>
      <text:list text:style-name="L27">
        <text:list-item>
          <text:p text:style-name="P29">How to write unit tests in Django using <text:span text:style-name="Source_20_Text">TestCase</text:span>?</text:p>
        </text:list-item>
        <text:list-item>
          <text:p text:style-name="P29">Difference between <text:span text:style-name="Source_20_Text">setUp()</text:span> and <text:span text:style-name="Source_20_Text">setUpTestData()</text:span>.</text:p>
        </text:list-item>
        <text:list-item>
          <text:p text:style-name="P29">How to test APIs using DRF’s <text:span text:style-name="Source_20_Text">APIClient</text:span>?</text:p>
        </text:list-item>
        <text:list-item>
          <text:p text:style-name="P29">What is pytest and why is it used?</text:p>
        </text:list-item>
        <text:list-item>
          <text:p text:style-name="P29">How to mock external APIs in Django tests?</text:p>
        </text:list-item>
        <text:list-item>
          <text:p text:style-name="P29">How to configure CI/CD pipelines for Django projects (GitHub Actions, Jenkins)?</text:p>
        </text:list-item>
      </text:list>
      <text:p text:style-name="Horizontal_20_Line"/>
      <text:h text:style-name="Heading_20_2" text:outline-level="2">🔹 13. Advanced Python Concepts (Needed for Django Developers)</text:h>
      <text:list text:style-name="L28">
        <text:list-item>
          <text:p text:style-name="P30">Explain decorators with example.</text:p>
        </text:list-item>
        <text:list-item>
          <text:p text:style-name="P30">Explain context managers (<text:span text:style-name="Source_20_Text">with</text:span> statement).</text:p>
        </text:list-item>
        <text:list-item>
          <text:p text:style-name="P30">What is GIL (Global Interpreter Lock)?</text:p>
        </text:list-item>
        <text:list-item>
          <text:p text:style-name="P30">What are generators and iterators?</text:p>
        </text:list-item>
        <text:list-item>
          <text:p text:style-name="P30">Difference between shallow and deep copy.</text:p>
        </text:list-item>
        <text:list-item>
          <text:p text:style-name="P30">What are closures and higher-order functions?</text:p>
        </text:list-item>
        <text:list-item>
          <text:p text:style-name="P30">Explain Python memory management and garbage collection.</text:p>
        </text:list-item>
        <text:list-item>
          <text:p text:style-name="P30">How to handle multithreading vs multiprocessing?</text:p>
        </text:list-item>
        <text:list-item>
          <text:p text:style-name="P30">How to use async/await in Python 3?</text:p>
        </text:list-item>
        <text:list-item>
          <text:p text:style-name="P30">Explain <text:span text:style-name="Source_20_Text">@classmethod</text:span>, <text:span text:style-name="Source_20_Text">@staticmethod</text:span>, and <text:span text:style-name="Source_20_Text">@property</text:span>.</text:p>
        </text:list-item>
      </text:list>
      <text:p text:style-name="Horizontal_20_Line"/>
      <text:h text:style-name="Heading_20_2" text:outline-level="2">🔹 14. Logical / Coding Questions (for Django Devs)</text:h>
      <text:list text:style-name="L29">
        <text:list-item>
          <text:p text:style-name="P31">Reverse a string without using built-in methods.</text:p>
        </text:list-item>
        <text:list-item>
          <text:p text:style-name="P31">Find duplicate elements in a list.</text:p>
        </text:list-item>
        <text:list-item>
          <text:p text:style-name="P31">Remove all occurrences of an element from a list.</text:p>
        </text:list-item>
        <text:list-item>
          <text:p text:style-name="P31">Find second largest number in a list.</text:p>
        </text:list-item>
        <text:list-item>
          <text:p text:style-name="P31">Count word frequency in a sentence.</text:p>
        </text:list-item>
        <text:list-item>
          <text:p text:style-name="P31"><text:soft-page-break/>Implement a simple CRUD API in DRF (GET/POST/PUT/DELETE).</text:p>
        </text:list-item>
        <text:list-item>
          <text:p text:style-name="P31">Write a function to flatten a nested list.</text:p>
        </text:list-item>
        <text:list-item>
          <text:p text:style-name="P31">Check if a string is a palindrome.</text:p>
        </text:list-item>
        <text:list-item>
          <text:p text:style-name="P31">Fetch top N employees by salary using ORM.</text:p>
        </text:list-item>
        <text:list-item>
          <text:p text:style-name="P31">Write a DRF endpoint that returns paginated data.</text:p>
        </text:list-item>
      </text:list>
      <text:p text:style-name="Text_20_body"/>
      <text:p text:style-name="Text_20_body"/>
      <text:list text:style-name="L31">
        <text:list-item>
          <text:p text:style-name="P36">Django’s <text:span text:style-name="Strong_20_Emphasis">Request–Response Lifecycle</text:span> (WSGI / ASGI flow)</text:p>
        </text:list-item>
      </text:list>
      <text:list text:style-name="L32">
        <text:list-item>
          <text:p text:style-name="P37"><text:span text:style-name="Strong_20_Emphasis">How middleware chains work</text:span> (process_request, process_response)</text:p>
        </text:list-item>
      </text:list>
      <text:list text:style-name="L33">
        <text:list-item>
          <text:p text:style-name="P38"><text:span text:style-name="Strong_20_Emphasis">URL resolver mechanism</text:span> and how reverse URL matching works</text:p>
        </text:list-item>
      </text:list>
      <text:list text:style-name="L34">
        <text:list-item>
          <text:p text:style-name="P39"><text:span text:style-name="Strong_20_Emphasis">App registry</text:span> — how Django tracks installed apps and models</text:p>
        </text:list-item>
      </text:list>
      <text:list text:style-name="L35">
        <text:list-item>
          <text:p text:style-name="P40"><text:span text:style-name="Strong_20_Emphasis">Lazy evaluation</text:span> in QuerySets and middleware</text:p>
        </text:list-item>
      </text:list>
      <text:list text:style-name="L36">
        <text:list-item>
          <text:p text:style-name="P41"><text:span text:style-name="Strong_20_Emphasis">Signals</text:span> and when to use them safely (vs. event queues like Celery)</text:p>
        </text:list-item>
      </text:list>
      <text:p text:style-name="Text_20_body"/>
      <text:h text:style-name="Heading_20_2" text:outline-level="2">🧠 2. Django ORM Deep Dive</text:h>
      <text:h text:style-name="Heading_20_3" text:outline-level="3">🔹 Topics</text:h>
      <text:list text:style-name="L37">
        <text:list-item>
          <text:p text:style-name="P42">QuerySet caching, lazy evaluation, and optimization</text:p>
        </text:list-item>
        <text:list-item>
          <text:p text:style-name="P42">Difference between <text:span text:style-name="Source_20_Text">select_related()</text:span> and <text:span text:style-name="Source_20_Text">prefetch_related()</text:span></text:p>
        </text:list-item>
        <text:list-item>
          <text:p text:style-name="P42">Custom QuerySets and Managers (<text:span text:style-name="Source_20_Text">models.Manager</text:span>, <text:span text:style-name="Source_20_Text">models.QuerySet</text:span>)</text:p>
        </text:list-item>
        <text:list-item>
          <text:p text:style-name="P42"><text:span text:style-name="Source_20_Text">Q</text:span> objects and <text:span text:style-name="Source_20_Text">F</text:span> expressions (dynamic filtering)</text:p>
        </text:list-item>
        <text:list-item>
          <text:p text:style-name="P42">ORM aggregation and annotation (<text:span text:style-name="Source_20_Text">annotate</text:span>, <text:span text:style-name="Source_20_Text">Sum</text:span>, <text:span text:style-name="Source_20_Text">Count</text:span>)</text:p>
        </text:list-item>
        <text:list-item>
          <text:p text:style-name="P42">Raw SQL queries and <text:span text:style-name="Source_20_Text">extra()</text:span> (deprecated) usage</text:p>
        </text:list-item>
        <text:list-item>
          <text:p text:style-name="P42">Bulk operations: <text:span text:style-name="Source_20_Text">bulk_create()</text:span>, <text:span text:style-name="Source_20_Text">bulk_update()</text:span>, <text:span text:style-name="Source_20_Text">update_or_create()</text:span></text:p>
        </text:list-item>
        <text:list-item>
          <text:p text:style-name="P42">Query execution inspection (<text:span text:style-name="Source_20_Text">queryset.query</text:span>)</text:p>
        </text:list-item>
      </text:list>
      <text:p text:style-name="Text_20_body"/>
      <text:p text:style-name="Text_20_body"/>
      <text:h text:style-name="Heading_20_2" text:outline-level="2">⚙️ 3. Django Signals &amp; Hooks</text:h>
      <text:h text:style-name="Heading_20_3" text:outline-level="3">🔹 Why It’s Advanced</text:h>
      <text:p text:style-name="Text_20_body">Signals allow decoupled apps to communicate, but overusing them can cause circular dependencies.</text:p>
      <text:h text:style-name="Heading_20_3" text:outline-level="3"><text:soft-page-break/>🔹 Key Signals</text:h>
      <text:list text:style-name="L38">
        <text:list-item>
          <text:p text:style-name="P43"><text:span text:style-name="Source_20_Text">pre_save</text:span>, <text:span text:style-name="Source_20_Text">post_save</text:span>, <text:span text:style-name="Source_20_Text">pre_delete</text:span>, <text:span text:style-name="Source_20_Text">post_delete</text:span></text:p>
        </text:list-item>
        <text:list-item>
          <text:p text:style-name="P43"><text:span text:style-name="Source_20_Text">post_migrate</text:span>, <text:span text:style-name="Source_20_Text">request_started</text:span>, <text:span text:style-name="Source_20_Text">request_finished</text:span></text:p>
        </text:list-item>
        <text:list-item>
          <text:p text:style-name="P43">Custom signals with <text:span text:style-name="Source_20_Text">django.dispatch.Signal</text:span></text:p>
        </text:list-item>
      </text:list>
      <text:p text:style-name="Text_20_body"/>
      <text:p text:style-name="Text_20_body"/>
      <text:h text:style-name="Heading_20_2" text:outline-level="2">🚦 4. Middleware Deep Dive</text:h>
      <text:h text:style-name="Heading_20_3" text:outline-level="3">🔹 Custom Middleware Flow</text:h>
      <text:list text:style-name="L39">
        <text:list-item>
          <text:p text:style-name="P44">Each middleware must define <text:span text:style-name="Source_20_Text">__call__()</text:span> or <text:span text:style-name="Source_20_Text">process_request()</text:span> and <text:span text:style-name="Source_20_Text">process_response()</text:span></text:p>
        </text:list-item>
        <text:list-item>
          <text:p text:style-name="P44">Middleware executes top-down for requests, bottom-up for responses</text:p>
        </text:list-item>
      </text:list>
      <text:p text:style-name="Text_20_body">class LogRequestMiddleware:</text:p>
      <text:p text:style-name="Text_20_body"><text:s text:c="4"/>def __init__(self, get_response):</text:p>
      <text:p text:style-name="Text_20_body"><text:s text:c="8"/>self.get_response = get_response</text:p>
      <text:p text:style-name="Text_20_body"/>
      <text:p text:style-name="Text_20_body"><text:s text:c="4"/>def __call__(self, request):</text:p>
      <text:p text:style-name="Text_20_body"><text:s text:c="8"/>print("Request path:", request.path)</text:p>
      <text:p text:style-name="Text_20_body"><text:s text:c="8"/>response = self.get_response(request)</text:p>
      <text:p text:style-name="Text_20_body"><text:s text:c="8"/>return response</text:p>
      <text:p text:style-name="Text_20_body"/>
      <text:p text:style-name="Text_20_body"/>
      <text:p text:style-name="Text_20_body"/>
      <text:h text:style-name="Heading_20_2" text:outline-level="2">🧰 5. Asynchronous Django (ASGI)</text:h>
      <text:h text:style-name="Heading_20_3" text:outline-level="3">🔹 Why It Matters</text:h>
      <text:p text:style-name="Text_20_body">Django ≥ 3.1 supports <text:span text:style-name="Strong_20_Emphasis">async views</text:span>, <text:span text:style-name="Strong_20_Emphasis">middleware</text:span>, and <text:span text:style-name="Strong_20_Emphasis">database operations</text:span> (partial support).<text:line-break/>It’s essential for WebSockets, long polling, or async APIs.</text:p>
      <text:p text:style-name="Text_20_body">from django.http import JsonResponse</text:p>
      <text:p text:style-name="Text_20_body">import asyncio</text:p>
      <text:p text:style-name="Text_20_body"/>
      <text:p text:style-name="Text_20_body">async def async_view(request):</text:p>
      <text:p text:style-name="Text_20_body"><text:soft-page-break/><text:s text:c="4"/>await asyncio.sleep(2)</text:p>
      <text:p text:style-name="Text_20_body"><text:s text:c="4"/>return JsonResponse({"message": "Async response complete!"})</text:p>
      <text:p text:style-name="Text_20_body"/>
      <text:p text:style-name="Text_20_body"/>
      <text:h text:style-name="Heading_20_3" text:outline-level="3">⚡ Tech Used</text:h>
      <text:list text:style-name="L40">
        <text:list-item>
          <text:p text:style-name="P45"><text:span text:style-name="Strong_20_Emphasis">ASGI</text:span> instead of WSGI</text:p>
        </text:list-item>
        <text:list-item>
          <text:p text:style-name="P45"><text:span text:style-name="Strong_20_Emphasis">Django Channels</text:span> for WebSockets and live updates</text:p>
        </text:list-item>
      </text:list>
      <text:p text:style-name="Text_20_body">🧩 6. Django Caching &amp; Performance Optimization</text:p>
      <text:p text:style-name="Text_20_body"/>
      <text:p text:style-name="Text_20_body"/>
      <text:p text:style-name="Text_20_body">Per-view / Per-site caching</text:p>
      <text:p text:style-name="Text_20_body"/>
      <text:p text:style-name="Text_20_body">Template fragment caching</text:p>
      <text:p text:style-name="Text_20_body"/>
      <text:p text:style-name="Text_20_body">Database query optimization (using .only(), .defer(), select_related)</text:p>
      <text:p text:style-name="Text_20_body"/>
      <text:p text:style-name="Text_20_body">Memcached / Redis backend integration</text:p>
      <text:p text:style-name="Text_20_body"/>
      <text:p text:style-name="Text_20_body">Static file optimization (Whitenoise, CloudFront)</text:p>
      <text:p text:style-name="Text_20_body"/>
      <text:p text:style-name="Text_20_body"/>
      <text:p text:style-name="Text_20_body"/>
      <text:h text:style-name="Heading_20_2" text:outline-level="2">🔒 7. Django Security Internals</text:h>
      <text:h text:style-name="Heading_20_3" text:outline-level="3">🔹 Must Know</text:h>
      <text:list text:style-name="L41">
        <text:list-item>
          <text:p text:style-name="P46">CSRF protection</text:p>
        </text:list-item>
        <text:list-item>
          <text:p text:style-name="P46">XSS prevention (auto escaping)</text:p>
        </text:list-item>
        <text:list-item>
          <text:p text:style-name="P46">SQL Injection prevention (via ORM)</text:p>
        </text:list-item>
        <text:list-item>
          <text:p text:style-name="P46"><text:span text:style-name="Source_20_Text">SECURE_SSL_REDIRECT</text:span>, <text:span text:style-name="Source_20_Text">SECURE_HSTS_SECONDS</text:span></text:p>
        </text:list-item>
        <text:list-item>
          <text:p text:style-name="P46">Session security and cookie flags (<text:span text:style-name="Source_20_Text">HttpOnly</text:span>, <text:span text:style-name="Source_20_Text">Secure</text:span>)</text:p>
        </text:list-item>
        <text:list-item>
          <text:p text:style-name="P46">CORS policy configuration</text:p>
        </text:list-item>
        <text:list-item>
          <text:p text:style-name="P46"><text:soft-page-break/>Password hashing mechanism (<text:span text:style-name="Source_20_Text">PBKDF2PasswordHasher</text:span>)</text:p>
        </text:list-item>
      </text:list>
      <text:p text:style-name="Text_20_body"/>
      <text:h text:style-name="Heading_20_2" text:outline-level="2">🧩 8. Django REST Framework (DRF) — Advanced</text:h>
      <text:h text:style-name="Heading_20_3" text:outline-level="3">🔹 Deep Concepts</text:h>
      <text:list text:style-name="L42">
        <text:list-item>
          <text:p text:style-name="P47"><text:span text:style-name="Source_20_Text">GenericAPIView</text:span>, <text:span text:style-name="Source_20_Text">Mixins</text:span>, <text:span text:style-name="Source_20_Text">ViewSets</text:span></text:p>
        </text:list-item>
        <text:list-item>
          <text:p text:style-name="P47"><text:span text:style-name="Source_20_Text">SerializerMethodField</text:span>, custom validation, nested serializers</text:p>
        </text:list-item>
        <text:list-item>
          <text:p text:style-name="P47">JWT Authentication (via <text:span text:style-name="Source_20_Text">djangorestframework-simplejwt</text:span>)</text:p>
        </text:list-item>
        <text:list-item>
          <text:p text:style-name="P47">Pagination (custom pagination classes)</text:p>
        </text:list-item>
        <text:list-item>
          <text:p text:style-name="P47">Filtering (<text:span text:style-name="Source_20_Text">DjangoFilterBackend</text:span>, <text:span text:style-name="Source_20_Text">SearchFilter</text:span>, <text:span text:style-name="Source_20_Text">OrderingFilter</text:span>)</text:p>
        </text:list-item>
        <text:list-item>
          <text:p text:style-name="P47">Custom permissions &amp; throttling</text:p>
        </text:list-item>
        <text:list-item>
          <text:p text:style-name="P47">View throttling and caching</text:p>
        </text:list-item>
        <text:list-item>
          <text:p text:style-name="P47">API versioning (<text:span text:style-name="Source_20_Text">NamespaceVersioning</text:span>, <text:span text:style-name="Source_20_Text">HeaderVersioning</text:span>)</text:p>
        </text:list-item>
        <text:list-item>
          <text:p text:style-name="P47">File uploads and streaming large responses</text:p>
        </text:list-item>
      </text:list>
      <text:p text:style-name="Text_20_body">🧱 9. Django Celery (Background Tasks)</text:p>
      <text:p text:style-name="Text_20_body"/>
      <text:p text:style-name="Text_20_body">from celery import shared_task</text:p>
      <text:p text:style-name="Text_20_body"/>
      <text:p text:style-name="Text_20_body">@shared_task</text:p>
      <text:p text:style-name="Text_20_body">def send_report_email(user_id):</text:p>
      <text:p text:style-name="Text_20_body"><text:s text:c="4"/># heavy computation or external API call</text:p>
      <text:p text:style-name="Text_20_body"><text:s text:c="4"/>print(f"Sending report to user {user_id}")</text:p>
      <text:p text:style-name="Text_20_body">Connected via Redis or RabbitMQ as a message broker.</text:p>
      <text:p text:style-name="Text_20_body"/>
      <text:p text:style-name="Text_20_body"/>
      <text:p text:style-name="Text_20_body"/>
      <text:h text:style-name="Heading_20_2" text:outline-level="2">🧠 10. Django Channels (Real-time Communication)</text:h>
      <text:h text:style-name="Heading_20_3" text:outline-level="3">🔹 Used For</text:h>
      <text:list text:style-name="L43">
        <text:list-item>
          <text:p text:style-name="P48">WebSockets (chat apps, live dashboards)</text:p>
        </text:list-item>
        <text:list-item>
          <text:p text:style-name="P48">Background event broadcasting</text:p>
        </text:list-item>
        <text:list-item>
          <text:p text:style-name="P48">Integrating async event-driven architecture</text:p>
        </text:list-item>
      </text:list>
      <text:h text:style-name="Heading_20_3" text:outline-level="3"><text:soft-page-break/>🔍 Example Use Cases</text:h>
      <text:list text:style-name="L44">
        <text:list-item>
          <text:p text:style-name="P49">Notification systems</text:p>
        </text:list-item>
        <text:list-item>
          <text:p text:style-name="P49">Live dashboards</text:p>
        </text:list-item>
        <text:list-item>
          <text:p text:style-name="P49">Collaborative editing</text:p>
        </text:list-item>
      </text:list>
      <text:p text:style-name="Text_20_body"/>
      <text:h text:style-name="Heading_20_2" text:outline-level="2">⚡ 11. Django Deployment &amp; Scaling</text:h>
      <text:h text:style-name="Heading_20_3" text:outline-level="3">🔹 Topics</text:h>
      <text:list text:style-name="L45">
        <text:list-item>
          <text:p text:style-name="P50">WSGI vs ASGI</text:p>
        </text:list-item>
        <text:list-item>
          <text:p text:style-name="P50">Nginx + Gunicorn / Daphne setup</text:p>
        </text:list-item>
        <text:list-item>
          <text:p text:style-name="P50">Dockerizing Django app</text:p>
        </text:list-item>
        <text:list-item>
          <text:p text:style-name="P50">Static/media file handling in production</text:p>
        </text:list-item>
        <text:list-item>
          <text:p text:style-name="P50">Database migrations and rollback strategy</text:p>
        </text:list-item>
        <text:list-item>
          <text:p text:style-name="P50">Horizontal scaling with load balancers</text:p>
        </text:list-item>
        <text:list-item>
          <text:p text:style-name="P50">Logging and monitoring (Sentry, Prometheus)</text:p>
        </text:list-item>
        <text:list-item>
          <text:p text:style-name="P50">CDNs for static/media assets</text:p>
        </text:list-item>
      </text:list>
      <text:p text:style-name="Quotations">.</text:p>
      <text:p text:style-name="Horizontal_20_Line"/>
      <text:h text:style-name="Heading_20_2" text:outline-level="2">🧩 12. Database Scaling &amp; Optimization</text:h>
      <text:h text:style-name="Heading_20_3" text:outline-level="3">🔹 Concepts</text:h>
      <text:list text:style-name="L46">
        <text:list-item>
          <text:p text:style-name="P51">Database indexing</text:p>
        </text:list-item>
        <text:list-item>
          <text:p text:style-name="P51">Query optimization with <text:span text:style-name="Source_20_Text">EXPLAIN</text:span></text:p>
        </text:list-item>
        <text:list-item>
          <text:p text:style-name="P51">Connection pooling (<text:span text:style-name="Source_20_Text">django-db-geventpool</text:span>)</text:p>
        </text:list-item>
        <text:list-item>
          <text:p text:style-name="P51">Sharding and replication</text:p>
        </text:list-item>
        <text:list-item>
          <text:p text:style-name="P51">Using read-only replicas</text:p>
        </text:list-item>
        <text:list-item>
          <text:p text:style-name="P51">Using PostgreSQL JSON fields (<text:span text:style-name="Source_20_Text">JSONField</text:span>)</text:p>
        </text:list-item>
      </text:list>
      <text:p text:style-name="Text_20_body"/>
      <text:p text:style-name="Text_20_body">13. Custom Management Commands</text:p>
      <text:p text:style-name="Text_20_body"/>
      <text:h text:style-name="Heading_20_2" text:outline-level="2"><text:soft-page-break/>🧩 14. Django Testing (Advanced)</text:h>
      <text:list text:style-name="L47">
        <text:list-item>
          <text:p text:style-name="P52"><text:span text:style-name="Source_20_Text">TestCase</text:span>, <text:span text:style-name="Source_20_Text">TransactionTestCase</text:span>, and <text:span text:style-name="Source_20_Text">LiveServerTestCase</text:span></text:p>
        </text:list-item>
        <text:list-item>
          <text:p text:style-name="P52">Mocking APIs using <text:span text:style-name="Source_20_Text">unittest.mock</text:span></text:p>
        </text:list-item>
        <text:list-item>
          <text:p text:style-name="P52">Testing DRF APIs with <text:span text:style-name="Source_20_Text">APIClient</text:span></text:p>
        </text:list-item>
        <text:list-item>
          <text:p text:style-name="P52">Test fixtures and factories (factory_boy, pytest)</text:p>
        </text:list-item>
        <text:list-item>
          <text:p text:style-name="P52">Continuous integration (GitHub Actions, Jenkins)</text:p>
        </text:list-item>
      </text:list>
      <text:p text:style-name="Text_20_body">🧱 15. Advanced Project Architecture Patterns</text:p>
      <text:p text:style-name="Text_20_body"/>
      <text:p text:style-name="Text_20_body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Pattern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Service Layer</text:span></text:p>
          </table:table-cell>
          <table:table-cell table:style-name="Table2.A1" office:value-type="string">
            <text:p text:style-name="Table_20_Contents">Separate business logic from view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Repository Pattern</text:span></text:p>
          </table:table-cell>
          <table:table-cell table:style-name="Table2.A1" office:value-type="string">
            <text:p text:style-name="Table_20_Contents">Encapsulate ORM querie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odular App Design</text:span></text:p>
          </table:table-cell>
          <table:table-cell table:style-name="Table2.A1" office:value-type="string">
            <text:p text:style-name="Table_20_Contents">Each feature = isolated app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QRS</text:span></text:p>
          </table:table-cell>
          <table:table-cell table:style-name="Table2.A1" office:value-type="string">
            <text:p text:style-name="Table_20_Contents">Separate read/write operation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Event-Driven Architecture</text:span></text:p>
          </table:table-cell>
          <table:table-cell table:style-name="Table2.A1" office:value-type="string">
            <text:p text:style-name="Table_20_Contents">Use signals, Celery, or Kafka</text:p>
          </table:table-cell>
        </table:table-row>
      </table:table>
      <text:p text:style-name="Text_20_body"/>
      <text:p text:style-name="Text_20_body"/>
      <text:h text:style-name="Heading_20_2" text:outline-level="2">🧩 16. Modern Integrations</text:h>
      <text:list text:style-name="L48">
        <text:list-item>
          <text:p text:style-name="P53">Django + GraphQL (via <text:span text:style-name="Source_20_Text">Graphene-Django</text:span>)</text:p>
        </text:list-item>
        <text:list-item>
          <text:p text:style-name="P53">Django + WebSockets (via Channels)</text:p>
        </text:list-item>
        <text:list-item>
          <text:p text:style-name="P53">Django + FastAPI hybrid microservices</text:p>
        </text:list-item>
        <text:list-item>
          <text:p text:style-name="P53">Django with Next.js / React frontend</text:p>
        </text:list-item>
        <text:list-item>
          <text:p text:style-name="P53">Serverless Django on AWS Lambda (Zappa)</text:p>
        </text:list-item>
      </text:list>
      <text:p text:style-name="Text_20_body"/>
      <text:h text:style-name="Heading_20_2" text:outline-level="2">🧠 17. Interview-Level Scenarios (Real-World)</text:h>
      <text:list text:style-name="L49">
        <text:list-item>
          <text:p text:style-name="P54">How would you build a scalable notification system in Django?</text:p>
        </text:list-item>
        <text:list-item>
          <text:p text:style-name="P54">How do you handle 1M+ API requests daily?</text:p>
        </text:list-item>
        <text:list-item>
          <text:p text:style-name="P54">How would you cache dynamic dashboard data efficiently?</text:p>
        </text:list-item>
        <text:list-item>
          <text:p text:style-name="P54">How to handle async email sending and retries?</text:p>
        </text:list-item>
        <text:list-item>
          <text:p text:style-name="P54">How to debug slow queries in Django?</text:p>
        </text:list-item>
        <text:list-item>
          <text:p text:style-name="P54">How to design a multitenant Django app?</text:p>
        </text:list-item>
        <text:list-item>
          <text:p text:style-name="P54">How to secure sensitive configurations in production?</text:p>
        </text:list-item>
        <text:list-item>
          <text:p text:style-name="P54"><text:soft-page-break/>How to integrate microservices with Django?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09:46:42.510013779</meta:creation-date>
    <dc:date>2025-11-04T18:21:48.316764208</dc:date>
    <meta:editing-duration>PT3H55M53S</meta:editing-duration>
    <meta:editing-cycles>1</meta:editing-cycles>
    <meta:document-statistic meta:table-count="17" meta:image-count="0" meta:object-count="0" meta:page-count="34" meta:paragraph-count="1002" meta:word-count="5283" meta:character-count="36924" meta:non-whitespace-character-count="32238"/>
    <meta:generator>LibreOffice/24.2.7.2$Linux_X86_64 LibreOffice_project/420$Build-2</meta:generator>
  </office:meta>
</office:document-meta>
</file>